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191" calcext:value-type="float">
            <text:p>19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F([.A2]&gt;[.A1];[.B1]+1;[.B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IF([.A3]&gt;[.A2];[.B2]+1;[.B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F([.A4]&gt;[.A3];[.B3]+1;[.B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F([.A5]&gt;[.A4];[.B4]+1;[.B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IF([.A6]&gt;[.A5];[.B5]+1;[.B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F([.A7]&gt;[.A6];[.B6]+1;[.B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IF([.A8]&gt;[.A7];[.B7]+1;[.B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F([.A9]&gt;[.A8];[.B8]+1;[.B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F([.A10]&gt;[.A9];[.B9]+1;[.B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IF([.A11]&gt;[.A10];[.B10]+1;[.B1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F([.A12]&gt;[.A11];[.B11]+1;[.B1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IF([.A13]&gt;[.A12];[.B12]+1;[.B1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F([.A14]&gt;[.A13];[.B13]+1;[.B1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[.A15]&gt;[.A14];[.B14]+1;[.B1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IF([.A16]&gt;[.A15];[.B15]+1;[.B1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F([.A17]&gt;[.A16];[.B16]+1;[.B16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[.A18]&gt;[.A17];[.B17]+1;[.B17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F([.A19]&gt;[.A18];[.B18]+1;[.B18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IF([.A20]&gt;[.A19];[.B19]+1;[.B19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IF([.A21]&gt;[.A20];[.B20]+1;[.B20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IF([.A22]&gt;[.A21];[.B21]+1;[.B21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IF([.A23]&gt;[.A22];[.B22]+1;[.B22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IF([.A24]&gt;[.A23];[.B23]+1;[.B23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IF([.A25]&gt;[.A24];[.B24]+1;[.B24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IF([.A26]&gt;[.A25];[.B25]+1;[.B25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[.A27]&gt;[.A26];[.B26]+1;[.B26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[.A28]&gt;[.A27];[.B27]+1;[.B27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F([.A29]&gt;[.A28];[.B28]+1;[.B28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IF([.A30]&gt;[.A29];[.B29]+1;[.B29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IF([.A31]&gt;[.A30];[.B30]+1;[.B30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IF([.A32]&gt;[.A31];[.B31]+1;[.B31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IF([.A33]&gt;[.A32];[.B32]+1;[.B32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[.A34]&gt;[.A33];[.B33]+1;[.B33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IF([.A35]&gt;[.A34];[.B34]+1;[.B34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[.A36]&gt;[.A35];[.B35]+1;[.B35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IF([.A37]&gt;[.A36];[.B36]+1;[.B36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[.A38]&gt;[.A37];[.B37]+1;[.B37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IF([.A39]&gt;[.A38];[.B38]+1;[.B38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IF([.A40]&gt;[.A39];[.B39]+1;[.B39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IF([.A41]&gt;[.A40];[.B40]+1;[.B40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IF([.A42]&gt;[.A41];[.B41]+1;[.B41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IF([.A43]&gt;[.A42];[.B42]+1;[.B42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IF([.A44]&gt;[.A43];[.B43]+1;[.B43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IF([.A45]&gt;[.A44];[.B44]+1;[.B44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IF([.A46]&gt;[.A45];[.B45]+1;[.B45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IF([.A47]&gt;[.A46];[.B46]+1;[.B46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[.A48]&gt;[.A47];[.B47]+1;[.B47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[.A49]&gt;[.A48];[.B48]+1;[.B48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IF([.A50]&gt;[.A49];[.B49]+1;[.B49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[.A51]&gt;[.A50];[.B50]+1;[.B50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IF([.A52]&gt;[.A51];[.B51]+1;[.B51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IF([.A53]&gt;[.A52];[.B52]+1;[.B52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IF([.A54]&gt;[.A53];[.B53]+1;[.B53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F([.A55]&gt;[.A54];[.B54]+1;[.B54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IF([.A56]&gt;[.A55];[.B55]+1;[.B55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IF([.A57]&gt;[.A56];[.B56]+1;[.B56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IF([.A58]&gt;[.A57];[.B57]+1;[.B57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IF([.A59]&gt;[.A58];[.B58]+1;[.B58]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IF([.A60]&gt;[.A59];[.B59]+1;[.B59]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IF([.A61]&gt;[.A60];[.B60]+1;[.B60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F([.A62]&gt;[.A61];[.B61]+1;[.B61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[.A63]&gt;[.A62];[.B62]+1;[.B62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IF([.A64]&gt;[.A63];[.B63]+1;[.B63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IF([.A65]&gt;[.A64];[.B64]+1;[.B64]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IF([.A66]&gt;[.A65];[.B65]+1;[.B65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[.A67]&gt;[.A66];[.B66]+1;[.B66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[.A68]&gt;[.A67];[.B67]+1;[.B67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IF([.A69]&gt;[.A68];[.B68]+1;[.B68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IF([.A70]&gt;[.A69];[.B69]+1;[.B69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IF([.A71]&gt;[.A70];[.B70]+1;[.B70]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IF([.A72]&gt;[.A71];[.B71]+1;[.B71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IF([.A73]&gt;[.A72];[.B72]+1;[.B72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IF([.A74]&gt;[.A73];[.B73]+1;[.B73]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IF([.A75]&gt;[.A74];[.B74]+1;[.B74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IF([.A76]&gt;[.A75];[.B75]+1;[.B75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IF([.A77]&gt;[.A76];[.B76]+1;[.B76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F([.A78]&gt;[.A77];[.B77]+1;[.B77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[.A79]&gt;[.A78];[.B78]+1;[.B78]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[.A80]&gt;[.A79];[.B79]+1;[.B79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[.A81]&gt;[.A80];[.B80]+1;[.B80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IF([.A82]&gt;[.A81];[.B81]+1;[.B81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[.A83]&gt;[.A82];[.B82]+1;[.B82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[.A84]&gt;[.A83];[.B83]+1;[.B83]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IF([.A85]&gt;[.A84];[.B84]+1;[.B84]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IF([.A86]&gt;[.A85];[.B85]+1;[.B85]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IF([.A87]&gt;[.A86];[.B86]+1;[.B86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IF([.A88]&gt;[.A87];[.B87]+1;[.B87]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IF([.A89]&gt;[.A88];[.B88]+1;[.B88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IF([.A90]&gt;[.A89];[.B89]+1;[.B89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IF([.A91]&gt;[.A90];[.B90]+1;[.B90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IF([.A92]&gt;[.A91];[.B91]+1;[.B91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IF([.A93]&gt;[.A92];[.B92]+1;[.B92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IF([.A94]&gt;[.A93];[.B93]+1;[.B93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F([.A95]&gt;[.A94];[.B94]+1;[.B94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IF([.A96]&gt;[.A95];[.B95]+1;[.B95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IF([.A97]&gt;[.A96];[.B96]+1;[.B9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IF([.A98]&gt;[.A97];[.B97]+1;[.B97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IF([.A99]&gt;[.A98];[.B98]+1;[.B98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IF([.A100]&gt;[.A99];[.B99]+1;[.B99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IF([.A101]&gt;[.A100];[.B100]+1;[.B100]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IF([.A102]&gt;[.A101];[.B101]+1;[.B101]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IF([.A103]&gt;[.A102];[.B102]+1;[.B102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IF([.A104]&gt;[.A103];[.B103]+1;[.B103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IF([.A105]&gt;[.A104];[.B104]+1;[.B104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[.A106]&gt;[.A105];[.B105]+1;[.B105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[.A107]&gt;[.A106];[.B106]+1;[.B106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[.A108]&gt;[.A107];[.B107]+1;[.B107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[.A109]&gt;[.A108];[.B108]+1;[.B108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[.A110]&gt;[.A109];[.B109]+1;[.B109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[.A111]&gt;[.A110];[.B110]+1;[.B110]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[.A112]&gt;[.A111];[.B111]+1;[.B111]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[.A113]&gt;[.A112];[.B112]+1;[.B112]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[.A114]&gt;[.A113];[.B113]+1;[.B113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[.A115]&gt;[.A114];[.B114]+1;[.B114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[.A116]&gt;[.A115];[.B115]+1;[.B115]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[.A117]&gt;[.A116];[.B116]+1;[.B116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[.A118]&gt;[.A117];[.B117]+1;[.B117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[.A119]&gt;[.A118];[.B118]+1;[.B118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[.A120]&gt;[.A119];[.B119]+1;[.B119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[.A121]&gt;[.A120];[.B120]+1;[.B120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[.A122]&gt;[.A121];[.B121]+1;[.B121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[.A123]&gt;[.A122];[.B122]+1;[.B122]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[.A124]&gt;[.A123];[.B123]+1;[.B123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IF([.A125]&gt;[.A124];[.B124]+1;[.B124]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IF([.A126]&gt;[.A125];[.B125]+1;[.B125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F([.A127]&gt;[.A126];[.B126]+1;[.B126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IF([.A128]&gt;[.A127];[.B127]+1;[.B127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IF([.A129]&gt;[.A128];[.B128]+1;[.B128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IF([.A130]&gt;[.A129];[.B129]+1;[.B129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[.A131]&gt;[.A130];[.B130]+1;[.B130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IF([.A132]&gt;[.A131];[.B131]+1;[.B131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IF([.A133]&gt;[.A132];[.B132]+1;[.B132]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IF([.A134]&gt;[.A133];[.B133]+1;[.B133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IF([.A135]&gt;[.A134];[.B134]+1;[.B134]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IF([.A136]&gt;[.A135];[.B135]+1;[.B135]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IF([.A137]&gt;[.A136];[.B136]+1;[.B136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IF([.A138]&gt;[.A137];[.B137]+1;[.B137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IF([.A139]&gt;[.A138];[.B138]+1;[.B138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IF([.A140]&gt;[.A139];[.B139]+1;[.B139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IF([.A141]&gt;[.A140];[.B140]+1;[.B140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IF([.A142]&gt;[.A141];[.B141]+1;[.B141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IF([.A143]&gt;[.A142];[.B142]+1;[.B142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IF([.A144]&gt;[.A143];[.B143]+1;[.B143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IF([.A145]&gt;[.A144];[.B144]+1;[.B144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IF([.A146]&gt;[.A145];[.B145]+1;[.B1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F([.A147]&gt;[.A146];[.B146]+1;[.B1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IF([.A148]&gt;[.A147];[.B147]+1;[.B147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F([.A149]&gt;[.A148];[.B148]+1;[.B148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IF([.A150]&gt;[.A149];[.B149]+1;[.B149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IF([.A151]&gt;[.A150];[.B150]+1;[.B150]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IF([.A152]&gt;[.A151];[.B151]+1;[.B151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IF([.A153]&gt;[.A152];[.B152]+1;[.B152]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IF([.A154]&gt;[.A153];[.B153]+1;[.B153]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IF([.A155]&gt;[.A154];[.B154]+1;[.B154]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IF([.A156]&gt;[.A155];[.B155]+1;[.B155]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IF([.A157]&gt;[.A156];[.B156]+1;[.B156]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IF([.A158]&gt;[.A157];[.B157]+1;[.B157]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IF([.A159]&gt;[.A158];[.B158]+1;[.B158]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IF([.A160]&gt;[.A159];[.B159]+1;[.B159]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IF([.A161]&gt;[.A160];[.B160]+1;[.B160]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IF([.A162]&gt;[.A161];[.B161]+1;[.B161]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IF([.A163]&gt;[.A162];[.B162]+1;[.B162]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IF([.A164]&gt;[.A163];[.B163]+1;[.B163]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IF([.A165]&gt;[.A164];[.B164]+1;[.B164]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F([.A166]&gt;[.A165];[.B165]+1;[.B165]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IF([.A167]&gt;[.A166];[.B166]+1;[.B166]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IF([.A168]&gt;[.A167];[.B167]+1;[.B167]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IF([.A169]&gt;[.A168];[.B168]+1;[.B168]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IF([.A170]&gt;[.A169];[.B169]+1;[.B169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IF([.A171]&gt;[.A170];[.B170]+1;[.B170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IF([.A172]&gt;[.A171];[.B171]+1;[.B171]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IF([.A173]&gt;[.A172];[.B172]+1;[.B172]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IF([.A174]&gt;[.A173];[.B173]+1;[.B173]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IF([.A175]&gt;[.A174];[.B174]+1;[.B174]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IF([.A176]&gt;[.A175];[.B175]+1;[.B175]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IF([.A177]&gt;[.A176];[.B176]+1;[.B176]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IF([.A178]&gt;[.A177];[.B177]+1;[.B177]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F([.A179]&gt;[.A178];[.B178]+1;[.B178]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IF([.A180]&gt;[.A179];[.B179]+1;[.B179]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IF([.A181]&gt;[.A180];[.B180]+1;[.B180]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IF([.A182]&gt;[.A181];[.B181]+1;[.B181]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IF([.A183]&gt;[.A182];[.B182]+1;[.B182]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F([.A184]&gt;[.A183];[.B183]+1;[.B183]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IF([.A185]&gt;[.A184];[.B184]+1;[.B184]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[.A186]&gt;[.A185];[.B185]+1;[.B185]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IF([.A187]&gt;[.A186];[.B186]+1;[.B186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IF([.A188]&gt;[.A187];[.B187]+1;[.B187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IF([.A189]&gt;[.A188];[.B188]+1;[.B188]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IF([.A190]&gt;[.A189];[.B189]+1;[.B189]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IF([.A191]&gt;[.A190];[.B190]+1;[.B190]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IF([.A192]&gt;[.A191];[.B191]+1;[.B191]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IF([.A193]&gt;[.A192];[.B192]+1;[.B192]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IF([.A194]&gt;[.A193];[.B193]+1;[.B193]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IF([.A195]&gt;[.A194];[.B194]+1;[.B194]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IF([.A196]&gt;[.A195];[.B195]+1;[.B195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IF([.A197]&gt;[.A196];[.B196]+1;[.B196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IF([.A198]&gt;[.A197];[.B197]+1;[.B197]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IF([.A199]&gt;[.A198];[.B198]+1;[.B198]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IF([.A200]&gt;[.A199];[.B199]+1;[.B199]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IF([.A201]&gt;[.A200];[.B200]+1;[.B200]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IF([.A202]&gt;[.A201];[.B201]+1;[.B201]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IF([.A203]&gt;[.A202];[.B202]+1;[.B202]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IF([.A204]&gt;[.A203];[.B203]+1;[.B203]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IF([.A205]&gt;[.A204];[.B204]+1;[.B204]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IF([.A206]&gt;[.A205];[.B205]+1;[.B205]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IF([.A207]&gt;[.A206];[.B206]+1;[.B206]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IF([.A208]&gt;[.A207];[.B207]+1;[.B207]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IF([.A209]&gt;[.A208];[.B208]+1;[.B208]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IF([.A210]&gt;[.A209];[.B209]+1;[.B209]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IF([.A211]&gt;[.A210];[.B210]+1;[.B210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IF([.A212]&gt;[.A211];[.B211]+1;[.B211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IF([.A213]&gt;[.A212];[.B212]+1;[.B212]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IF([.A214]&gt;[.A213];[.B213]+1;[.B213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IF([.A215]&gt;[.A214];[.B214]+1;[.B214]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IF([.A216]&gt;[.A215];[.B215]+1;[.B215]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IF([.A217]&gt;[.A216];[.B216]+1;[.B216]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IF([.A218]&gt;[.A217];[.B217]+1;[.B217]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IF([.A219]&gt;[.A218];[.B218]+1;[.B218]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IF([.A220]&gt;[.A219];[.B219]+1;[.B219]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IF([.A221]&gt;[.A220];[.B220]+1;[.B220]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IF([.A222]&gt;[.A221];[.B221]+1;[.B221]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IF([.A223]&gt;[.A222];[.B222]+1;[.B222]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IF([.A224]&gt;[.A223];[.B223]+1;[.B223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IF([.A225]&gt;[.A224];[.B224]+1;[.B224]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[.A226]&gt;[.A225];[.B225]+1;[.B225]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IF([.A227]&gt;[.A226];[.B226]+1;[.B226]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IF([.A228]&gt;[.A227];[.B227]+1;[.B227]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IF([.A229]&gt;[.A228];[.B228]+1;[.B228]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IF([.A230]&gt;[.A229];[.B229]+1;[.B229]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IF([.A231]&gt;[.A230];[.B230]+1;[.B230]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[.A232]&gt;[.A231];[.B231]+1;[.B231]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IF([.A233]&gt;[.A232];[.B232]+1;[.B232]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([.A234]&gt;[.A233];[.B233]+1;[.B233]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IF([.A235]&gt;[.A234];[.B234]+1;[.B234]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IF([.A236]&gt;[.A235];[.B235]+1;[.B235]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IF([.A237]&gt;[.A236];[.B236]+1;[.B236]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IF([.A238]&gt;[.A237];[.B237]+1;[.B237]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IF([.A239]&gt;[.A238];[.B238]+1;[.B238]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IF([.A240]&gt;[.A239];[.B239]+1;[.B239]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IF([.A241]&gt;[.A240];[.B240]+1;[.B240]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IF([.A242]&gt;[.A241];[.B241]+1;[.B241]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IF([.A243]&gt;[.A242];[.B242]+1;[.B242]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[.A244]&gt;[.A243];[.B243]+1;[.B243]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IF([.A245]&gt;[.A244];[.B244]+1;[.B244]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IF([.A246]&gt;[.A245];[.B245]+1;[.B245]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IF([.A247]&gt;[.A246];[.B246]+1;[.B246]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IF([.A248]&gt;[.A247];[.B247]+1;[.B247]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IF([.A249]&gt;[.A248];[.B248]+1;[.B248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IF([.A250]&gt;[.A249];[.B249]+1;[.B249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IF([.A251]&gt;[.A250];[.B250]+1;[.B250]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IF([.A252]&gt;[.A251];[.B251]+1;[.B251]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IF([.A253]&gt;[.A252];[.B252]+1;[.B252]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IF([.A254]&gt;[.A253];[.B253]+1;[.B253]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IF([.A255]&gt;[.A254];[.B254]+1;[.B254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IF([.A256]&gt;[.A255];[.B255]+1;[.B255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IF([.A257]&gt;[.A256];[.B256]+1;[.B256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IF([.A258]&gt;[.A257];[.B257]+1;[.B257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IF([.A259]&gt;[.A258];[.B258]+1;[.B258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IF([.A260]&gt;[.A259];[.B259]+1;[.B259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IF([.A261]&gt;[.A260];[.B260]+1;[.B260]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IF([.A262]&gt;[.A261];[.B261]+1;[.B261]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IF([.A263]&gt;[.A262];[.B262]+1;[.B262]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IF([.A264]&gt;[.A263];[.B263]+1;[.B263]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IF([.A265]&gt;[.A264];[.B264]+1;[.B264]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IF([.A266]&gt;[.A265];[.B265]+1;[.B265]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IF([.A267]&gt;[.A266];[.B266]+1;[.B266]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IF([.A268]&gt;[.A267];[.B267]+1;[.B267]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IF([.A269]&gt;[.A268];[.B268]+1;[.B268]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IF([.A270]&gt;[.A269];[.B269]+1;[.B269]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IF([.A271]&gt;[.A270];[.B270]+1;[.B270]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IF([.A272]&gt;[.A271];[.B271]+1;[.B271]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IF([.A273]&gt;[.A272];[.B272]+1;[.B272]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IF([.A274]&gt;[.A273];[.B273]+1;[.B273]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IF([.A275]&gt;[.A274];[.B274]+1;[.B274]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[.A276]&gt;[.A275];[.B275]+1;[.B275]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IF([.A277]&gt;[.A276];[.B276]+1;[.B276]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IF([.A278]&gt;[.A277];[.B277]+1;[.B277]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IF([.A279]&gt;[.A278];[.B278]+1;[.B278]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IF([.A280]&gt;[.A279];[.B279]+1;[.B279]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IF([.A281]&gt;[.A280];[.B280]+1;[.B280]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IF([.A282]&gt;[.A281];[.B281]+1;[.B281]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IF([.A283]&gt;[.A282];[.B282]+1;[.B282]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IF([.A284]&gt;[.A283];[.B283]+1;[.B283]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IF([.A285]&gt;[.A284];[.B284]+1;[.B284]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IF([.A286]&gt;[.A285];[.B285]+1;[.B285]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IF([.A287]&gt;[.A286];[.B286]+1;[.B286]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IF([.A288]&gt;[.A287];[.B287]+1;[.B287]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IF([.A289]&gt;[.A288];[.B288]+1;[.B288]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IF([.A290]&gt;[.A289];[.B289]+1;[.B289]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IF([.A291]&gt;[.A290];[.B290]+1;[.B290]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IF([.A292]&gt;[.A291];[.B291]+1;[.B291]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IF([.A293]&gt;[.A292];[.B292]+1;[.B292]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IF([.A294]&gt;[.A293];[.B293]+1;[.B293]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IF([.A295]&gt;[.A294];[.B294]+1;[.B294]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IF([.A296]&gt;[.A295];[.B295]+1;[.B295]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IF([.A297]&gt;[.A296];[.B296]+1;[.B296]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IF([.A298]&gt;[.A297];[.B297]+1;[.B297]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IF([.A299]&gt;[.A298];[.B298]+1;[.B298]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IF([.A300]&gt;[.A299];[.B299]+1;[.B299]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IF([.A301]&gt;[.A300];[.B300]+1;[.B300]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IF([.A302]&gt;[.A301];[.B301]+1;[.B301]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IF([.A303]&gt;[.A302];[.B302]+1;[.B302]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IF([.A304]&gt;[.A303];[.B303]+1;[.B303]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IF([.A305]&gt;[.A304];[.B304]+1;[.B304]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IF([.A306]&gt;[.A305];[.B305]+1;[.B305]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IF([.A307]&gt;[.A306];[.B306]+1;[.B306]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IF([.A308]&gt;[.A307];[.B307]+1;[.B307]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IF([.A309]&gt;[.A308];[.B308]+1;[.B308]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IF([.A310]&gt;[.A309];[.B309]+1;[.B309]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IF([.A311]&gt;[.A310];[.B310]+1;[.B310]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IF([.A312]&gt;[.A311];[.B311]+1;[.B311]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IF([.A313]&gt;[.A312];[.B312]+1;[.B312]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IF([.A314]&gt;[.A313];[.B313]+1;[.B313]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IF([.A315]&gt;[.A314];[.B314]+1;[.B314]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IF([.A316]&gt;[.A315];[.B315]+1;[.B315]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IF([.A317]&gt;[.A316];[.B316]+1;[.B316]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IF([.A318]&gt;[.A317];[.B317]+1;[.B317]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IF([.A319]&gt;[.A318];[.B318]+1;[.B318]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IF([.A320]&gt;[.A319];[.B319]+1;[.B319]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IF([.A321]&gt;[.A320];[.B320]+1;[.B320]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IF([.A322]&gt;[.A321];[.B321]+1;[.B321]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IF([.A323]&gt;[.A322];[.B322]+1;[.B322]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IF([.A324]&gt;[.A323];[.B323]+1;[.B323]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IF([.A325]&gt;[.A324];[.B324]+1;[.B324]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IF([.A326]&gt;[.A325];[.B325]+1;[.B325]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IF([.A327]&gt;[.A326];[.B326]+1;[.B326]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IF([.A328]&gt;[.A327];[.B327]+1;[.B327]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IF([.A329]&gt;[.A328];[.B328]+1;[.B328]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IF([.A330]&gt;[.A329];[.B329]+1;[.B329]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IF([.A331]&gt;[.A330];[.B330]+1;[.B330]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IF([.A332]&gt;[.A331];[.B331]+1;[.B331]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IF([.A333]&gt;[.A332];[.B332]+1;[.B332]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IF([.A334]&gt;[.A333];[.B333]+1;[.B333]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IF([.A335]&gt;[.A334];[.B334]+1;[.B334]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IF([.A336]&gt;[.A335];[.B335]+1;[.B335]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IF([.A337]&gt;[.A336];[.B336]+1;[.B336]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IF([.A338]&gt;[.A337];[.B337]+1;[.B337]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IF([.A339]&gt;[.A338];[.B338]+1;[.B338]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IF([.A340]&gt;[.A339];[.B339]+1;[.B339]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IF([.A341]&gt;[.A340];[.B340]+1;[.B340]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IF([.A342]&gt;[.A341];[.B341]+1;[.B341]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IF([.A343]&gt;[.A342];[.B342]+1;[.B342]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IF([.A344]&gt;[.A343];[.B343]+1;[.B343]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IF([.A345]&gt;[.A344];[.B344]+1;[.B344]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IF([.A346]&gt;[.A345];[.B345]+1;[.B345]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IF([.A347]&gt;[.A346];[.B346]+1;[.B346]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IF([.A348]&gt;[.A347];[.B347]+1;[.B347]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IF([.A349]&gt;[.A348];[.B348]+1;[.B348]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IF([.A350]&gt;[.A349];[.B349]+1;[.B349]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IF([.A351]&gt;[.A350];[.B350]+1;[.B350]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IF([.A352]&gt;[.A351];[.B351]+1;[.B351]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IF([.A353]&gt;[.A352];[.B352]+1;[.B352]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IF([.A354]&gt;[.A353];[.B353]+1;[.B353]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IF([.A355]&gt;[.A354];[.B354]+1;[.B354]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IF([.A356]&gt;[.A355];[.B355]+1;[.B355]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IF([.A357]&gt;[.A356];[.B356]+1;[.B356]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IF([.A358]&gt;[.A357];[.B357]+1;[.B357]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IF([.A359]&gt;[.A358];[.B358]+1;[.B358]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IF([.A360]&gt;[.A359];[.B359]+1;[.B359]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IF([.A361]&gt;[.A360];[.B360]+1;[.B360]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IF([.A362]&gt;[.A361];[.B361]+1;[.B361]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IF([.A363]&gt;[.A362];[.B362]+1;[.B362]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IF([.A364]&gt;[.A363];[.B363]+1;[.B363]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IF([.A365]&gt;[.A364];[.B364]+1;[.B364]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IF([.A366]&gt;[.A365];[.B365]+1;[.B365]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IF([.A367]&gt;[.A366];[.B366]+1;[.B366]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IF([.A368]&gt;[.A367];[.B367]+1;[.B367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IF([.A369]&gt;[.A368];[.B368]+1;[.B368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IF([.A370]&gt;[.A369];[.B369]+1;[.B369])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IF([.A371]&gt;[.A370];[.B370]+1;[.B370])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IF([.A372]&gt;[.A371];[.B371]+1;[.B371])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IF([.A373]&gt;[.A372];[.B372]+1;[.B372])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IF([.A374]&gt;[.A373];[.B373]+1;[.B373]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IF([.A375]&gt;[.A374];[.B374]+1;[.B374]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IF([.A376]&gt;[.A375];[.B375]+1;[.B375]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IF([.A377]&gt;[.A376];[.B376]+1;[.B376]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IF([.A378]&gt;[.A377];[.B377]+1;[.B377]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IF([.A379]&gt;[.A378];[.B378]+1;[.B378])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IF([.A380]&gt;[.A379];[.B379]+1;[.B379]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IF([.A381]&gt;[.A380];[.B380]+1;[.B380])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IF([.A382]&gt;[.A381];[.B381]+1;[.B381]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IF([.A383]&gt;[.A382];[.B382]+1;[.B382]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IF([.A384]&gt;[.A383];[.B383]+1;[.B383]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IF([.A385]&gt;[.A384];[.B384]+1;[.B384])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IF([.A386]&gt;[.A385];[.B385]+1;[.B385])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IF([.A387]&gt;[.A386];[.B386]+1;[.B386]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IF([.A388]&gt;[.A387];[.B387]+1;[.B387])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IF([.A389]&gt;[.A388];[.B388]+1;[.B388])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IF([.A390]&gt;[.A389];[.B389]+1;[.B389])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IF([.A391]&gt;[.A390];[.B390]+1;[.B390])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IF([.A392]&gt;[.A391];[.B391]+1;[.B391])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IF([.A393]&gt;[.A392];[.B392]+1;[.B392])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IF([.A394]&gt;[.A393];[.B393]+1;[.B393])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IF([.A395]&gt;[.A394];[.B394]+1;[.B394]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IF([.A396]&gt;[.A395];[.B395]+1;[.B395])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IF([.A397]&gt;[.A396];[.B396]+1;[.B396])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IF([.A398]&gt;[.A397];[.B397]+1;[.B397])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IF([.A399]&gt;[.A398];[.B398]+1;[.B398])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IF([.A400]&gt;[.A399];[.B399]+1;[.B399])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IF([.A401]&gt;[.A400];[.B400]+1;[.B400])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IF([.A402]&gt;[.A401];[.B401]+1;[.B401])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IF([.A403]&gt;[.A402];[.B402]+1;[.B402])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IF([.A404]&gt;[.A403];[.B403]+1;[.B403])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IF([.A405]&gt;[.A404];[.B404]+1;[.B404]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IF([.A406]&gt;[.A405];[.B405]+1;[.B405]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IF([.A407]&gt;[.A406];[.B406]+1;[.B406])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IF([.A408]&gt;[.A407];[.B407]+1;[.B407])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IF([.A409]&gt;[.A408];[.B408]+1;[.B408])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IF([.A410]&gt;[.A409];[.B409]+1;[.B409]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IF([.A411]&gt;[.A410];[.B410]+1;[.B410])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IF([.A412]&gt;[.A411];[.B411]+1;[.B411])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IF([.A413]&gt;[.A412];[.B412]+1;[.B412])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IF([.A414]&gt;[.A413];[.B413]+1;[.B413])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IF([.A415]&gt;[.A414];[.B414]+1;[.B414])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IF([.A416]&gt;[.A415];[.B415]+1;[.B415])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IF([.A417]&gt;[.A416];[.B416]+1;[.B416]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IF([.A418]&gt;[.A417];[.B417]+1;[.B417])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IF([.A419]&gt;[.A418];[.B418]+1;[.B418])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IF([.A420]&gt;[.A419];[.B419]+1;[.B419])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IF([.A421]&gt;[.A420];[.B420]+1;[.B420])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IF([.A422]&gt;[.A421];[.B421]+1;[.B421])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IF([.A423]&gt;[.A422];[.B422]+1;[.B422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IF([.A424]&gt;[.A423];[.B423]+1;[.B423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IF([.A425]&gt;[.A424];[.B424]+1;[.B424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IF([.A426]&gt;[.A425];[.B425]+1;[.B425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IF([.A427]&gt;[.A426];[.B426]+1;[.B426]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IF([.A428]&gt;[.A427];[.B427]+1;[.B427]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IF([.A429]&gt;[.A428];[.B428]+1;[.B428])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IF([.A430]&gt;[.A429];[.B429]+1;[.B429]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IF([.A431]&gt;[.A430];[.B430]+1;[.B430])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IF([.A432]&gt;[.A431];[.B431]+1;[.B431])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IF([.A433]&gt;[.A432];[.B432]+1;[.B432]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IF([.A434]&gt;[.A433];[.B433]+1;[.B433]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IF([.A435]&gt;[.A434];[.B434]+1;[.B434])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IF([.A436]&gt;[.A435];[.B435]+1;[.B435]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IF([.A437]&gt;[.A436];[.B436]+1;[.B436])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IF([.A438]&gt;[.A437];[.B437]+1;[.B437])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IF([.A439]&gt;[.A438];[.B438]+1;[.B438])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IF([.A440]&gt;[.A439];[.B439]+1;[.B439])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IF([.A441]&gt;[.A440];[.B440]+1;[.B440])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IF([.A442]&gt;[.A441];[.B441]+1;[.B441])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IF([.A443]&gt;[.A442];[.B442]+1;[.B442])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IF([.A444]&gt;[.A443];[.B443]+1;[.B443]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IF([.A445]&gt;[.A444];[.B444]+1;[.B444])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IF([.A446]&gt;[.A445];[.B445]+1;[.B445])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IF([.A447]&gt;[.A446];[.B446]+1;[.B446]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IF([.A448]&gt;[.A447];[.B447]+1;[.B447])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IF([.A449]&gt;[.A448];[.B448]+1;[.B448])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IF([.A450]&gt;[.A449];[.B449]+1;[.B449])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IF([.A451]&gt;[.A450];[.B450]+1;[.B450])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IF([.A452]&gt;[.A451];[.B451]+1;[.B451])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IF([.A453]&gt;[.A452];[.B452]+1;[.B452])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IF([.A454]&gt;[.A453];[.B453]+1;[.B453]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IF([.A455]&gt;[.A454];[.B454]+1;[.B454])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IF([.A456]&gt;[.A455];[.B455]+1;[.B455])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IF([.A457]&gt;[.A456];[.B456]+1;[.B456])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IF([.A458]&gt;[.A457];[.B457]+1;[.B457])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IF([.A459]&gt;[.A458];[.B458]+1;[.B458])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IF([.A460]&gt;[.A459];[.B459]+1;[.B459])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IF([.A461]&gt;[.A460];[.B460]+1;[.B460])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IF([.A462]&gt;[.A461];[.B461]+1;[.B461])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IF([.A463]&gt;[.A462];[.B462]+1;[.B462])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IF([.A464]&gt;[.A463];[.B463]+1;[.B463])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IF([.A465]&gt;[.A464];[.B464]+1;[.B464])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IF([.A466]&gt;[.A465];[.B465]+1;[.B465])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IF([.A467]&gt;[.A466];[.B466]+1;[.B466]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IF([.A468]&gt;[.A467];[.B467]+1;[.B467])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IF([.A469]&gt;[.A468];[.B468]+1;[.B468])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IF([.A470]&gt;[.A469];[.B469]+1;[.B469])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IF([.A471]&gt;[.A470];[.B470]+1;[.B470])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IF([.A472]&gt;[.A471];[.B471]+1;[.B471])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IF([.A473]&gt;[.A472];[.B472]+1;[.B472])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IF([.A474]&gt;[.A473];[.B473]+1;[.B473])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IF([.A475]&gt;[.A474];[.B474]+1;[.B474])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IF([.A476]&gt;[.A475];[.B475]+1;[.B475])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IF([.A477]&gt;[.A476];[.B476]+1;[.B476])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IF([.A478]&gt;[.A477];[.B477]+1;[.B477])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IF([.A479]&gt;[.A478];[.B478]+1;[.B478])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IF([.A480]&gt;[.A479];[.B479]+1;[.B479])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IF([.A481]&gt;[.A480];[.B480]+1;[.B480])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IF([.A482]&gt;[.A481];[.B481]+1;[.B481])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IF([.A483]&gt;[.A482];[.B482]+1;[.B482])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IF([.A484]&gt;[.A483];[.B483]+1;[.B483])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IF([.A485]&gt;[.A484];[.B484]+1;[.B484])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IF([.A486]&gt;[.A485];[.B485]+1;[.B485])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IF([.A487]&gt;[.A486];[.B486]+1;[.B486]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IF([.A488]&gt;[.A487];[.B487]+1;[.B487])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IF([.A489]&gt;[.A488];[.B488]+1;[.B488])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IF([.A490]&gt;[.A489];[.B489]+1;[.B489])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IF([.A491]&gt;[.A490];[.B490]+1;[.B490])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IF([.A492]&gt;[.A491];[.B491]+1;[.B491])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IF([.A493]&gt;[.A492];[.B492]+1;[.B492])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IF([.A494]&gt;[.A493];[.B493]+1;[.B493])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IF([.A495]&gt;[.A494];[.B494]+1;[.B494])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IF([.A496]&gt;[.A495];[.B495]+1;[.B495])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IF([.A497]&gt;[.A496];[.B496]+1;[.B496])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IF([.A498]&gt;[.A497];[.B497]+1;[.B497])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IF([.A499]&gt;[.A498];[.B498]+1;[.B498])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IF([.A500]&gt;[.A499];[.B499]+1;[.B499])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IF([.A501]&gt;[.A500];[.B500]+1;[.B500])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table:formula="of:=IF([.A502]&gt;[.A501];[.B501]+1;[.B501])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IF([.A503]&gt;[.A502];[.B502]+1;[.B502])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IF([.A504]&gt;[.A503];[.B503]+1;[.B503])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IF([.A505]&gt;[.A504];[.B504]+1;[.B504])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IF([.A506]&gt;[.A505];[.B505]+1;[.B505])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IF([.A507]&gt;[.A506];[.B506]+1;[.B506])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IF([.A508]&gt;[.A507];[.B507]+1;[.B507])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IF([.A509]&gt;[.A508];[.B508]+1;[.B508])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table:formula="of:=IF([.A510]&gt;[.A509];[.B509]+1;[.B509])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IF([.A511]&gt;[.A510];[.B510]+1;[.B510])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IF([.A512]&gt;[.A511];[.B511]+1;[.B511])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IF([.A513]&gt;[.A512];[.B512]+1;[.B512])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IF([.A514]&gt;[.A513];[.B513]+1;[.B513])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IF([.A515]&gt;[.A514];[.B514]+1;[.B514])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IF([.A516]&gt;[.A515];[.B515]+1;[.B515])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table:formula="of:=IF([.A517]&gt;[.A516];[.B516]+1;[.B516])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formula="of:=IF([.A518]&gt;[.A517];[.B517]+1;[.B517])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IF([.A519]&gt;[.A518];[.B518]+1;[.B518])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IF([.A520]&gt;[.A519];[.B519]+1;[.B519]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table:formula="of:=IF([.A521]&gt;[.A520];[.B520]+1;[.B520])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IF([.A522]&gt;[.A521];[.B521]+1;[.B521])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IF([.A523]&gt;[.A522];[.B522]+1;[.B522])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table:formula="of:=IF([.A524]&gt;[.A523];[.B523]+1;[.B523])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IF([.A525]&gt;[.A524];[.B524]+1;[.B524])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IF([.A526]&gt;[.A525];[.B525]+1;[.B525])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IF([.A527]&gt;[.A526];[.B526]+1;[.B526])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IF([.A528]&gt;[.A527];[.B527]+1;[.B527])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IF([.A529]&gt;[.A528];[.B528]+1;[.B528])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IF([.A530]&gt;[.A529];[.B529]+1;[.B529])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IF([.A531]&gt;[.A530];[.B530]+1;[.B530]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IF([.A532]&gt;[.A531];[.B531]+1;[.B531]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IF([.A533]&gt;[.A532];[.B532]+1;[.B532]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IF([.A534]&gt;[.A533];[.B533]+1;[.B533])"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IF([.A535]&gt;[.A534];[.B534]+1;[.B534])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IF([.A536]&gt;[.A535];[.B535]+1;[.B535])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IF([.A537]&gt;[.A536];[.B536]+1;[.B536])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IF([.A538]&gt;[.A537];[.B537]+1;[.B537])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IF([.A539]&gt;[.A538];[.B538]+1;[.B538]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IF([.A540]&gt;[.A539];[.B539]+1;[.B539])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IF([.A541]&gt;[.A540];[.B540]+1;[.B540])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IF([.A542]&gt;[.A541];[.B541]+1;[.B541]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IF([.A543]&gt;[.A542];[.B542]+1;[.B542])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IF([.A544]&gt;[.A543];[.B543]+1;[.B543]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IF([.A545]&gt;[.A544];[.B544]+1;[.B544]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IF([.A546]&gt;[.A545];[.B545]+1;[.B545]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IF([.A547]&gt;[.A546];[.B546]+1;[.B546]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IF([.A548]&gt;[.A547];[.B547]+1;[.B547]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IF([.A549]&gt;[.A548];[.B548]+1;[.B548])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IF([.A550]&gt;[.A549];[.B549]+1;[.B549]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IF([.A551]&gt;[.A550];[.B550]+1;[.B550]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IF([.A552]&gt;[.A551];[.B551]+1;[.B551]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IF([.A553]&gt;[.A552];[.B552]+1;[.B552]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IF([.A554]&gt;[.A553];[.B553]+1;[.B553])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IF([.A555]&gt;[.A554];[.B554]+1;[.B554]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IF([.A556]&gt;[.A555];[.B555]+1;[.B555]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IF([.A557]&gt;[.A556];[.B556]+1;[.B556]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IF([.A558]&gt;[.A557];[.B557]+1;[.B557]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IF([.A559]&gt;[.A558];[.B558]+1;[.B558]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IF([.A560]&gt;[.A559];[.B559]+1;[.B559]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IF([.A561]&gt;[.A560];[.B560]+1;[.B560]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IF([.A562]&gt;[.A561];[.B561]+1;[.B561]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IF([.A563]&gt;[.A562];[.B562]+1;[.B562]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IF([.A564]&gt;[.A563];[.B563]+1;[.B563]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IF([.A565]&gt;[.A564];[.B564]+1;[.B564]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IF([.A566]&gt;[.A565];[.B565]+1;[.B565]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IF([.A567]&gt;[.A566];[.B566]+1;[.B566]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table:formula="of:=IF([.A568]&gt;[.A567];[.B567]+1;[.B567]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IF([.A569]&gt;[.A568];[.B568]+1;[.B568]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IF([.A570]&gt;[.A569];[.B569]+1;[.B569]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table:formula="of:=IF([.A571]&gt;[.A570];[.B570]+1;[.B570]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IF([.A572]&gt;[.A571];[.B571]+1;[.B571]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IF([.A573]&gt;[.A572];[.B572]+1;[.B572]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IF([.A574]&gt;[.A573];[.B573]+1;[.B573]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IF([.A575]&gt;[.A574];[.B574]+1;[.B574]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table:formula="of:=IF([.A576]&gt;[.A575];[.B575]+1;[.B575]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IF([.A577]&gt;[.A576];[.B576]+1;[.B576]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IF([.A578]&gt;[.A577];[.B577]+1;[.B577]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IF([.A579]&gt;[.A578];[.B578]+1;[.B578]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IF([.A580]&gt;[.A579];[.B579]+1;[.B579]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IF([.A581]&gt;[.A580];[.B580]+1;[.B580]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IF([.A582]&gt;[.A581];[.B581]+1;[.B581]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IF([.A583]&gt;[.A582];[.B582]+1;[.B582])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IF([.A584]&gt;[.A583];[.B583]+1;[.B583]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IF([.A585]&gt;[.A584];[.B584]+1;[.B584]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IF([.A586]&gt;[.A585];[.B585]+1;[.B585]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IF([.A587]&gt;[.A586];[.B586]+1;[.B586])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IF([.A588]&gt;[.A587];[.B587]+1;[.B587])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IF([.A589]&gt;[.A588];[.B588]+1;[.B588])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IF([.A590]&gt;[.A589];[.B589]+1;[.B589])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IF([.A591]&gt;[.A590];[.B590]+1;[.B590])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table:formula="of:=IF([.A592]&gt;[.A591];[.B591]+1;[.B591])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IF([.A593]&gt;[.A592];[.B592]+1;[.B592])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table:formula="of:=IF([.A594]&gt;[.A593];[.B593]+1;[.B593])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IF([.A595]&gt;[.A594];[.B594]+1;[.B594])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IF([.A596]&gt;[.A595];[.B595]+1;[.B595])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table:formula="of:=IF([.A597]&gt;[.A596];[.B596]+1;[.B596])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IF([.A598]&gt;[.A597];[.B597]+1;[.B597])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IF([.A599]&gt;[.A598];[.B598]+1;[.B598])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IF([.A600]&gt;[.A599];[.B599]+1;[.B599])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IF([.A601]&gt;[.A600];[.B600]+1;[.B600])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IF([.A602]&gt;[.A601];[.B601]+1;[.B601])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IF([.A603]&gt;[.A602];[.B602]+1;[.B602])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IF([.A604]&gt;[.A603];[.B603]+1;[.B603])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IF([.A605]&gt;[.A604];[.B604]+1;[.B604])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table:formula="of:=IF([.A606]&gt;[.A605];[.B605]+1;[.B605])"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table:formula="of:=IF([.A607]&gt;[.A606];[.B606]+1;[.B606])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table:formula="of:=IF([.A608]&gt;[.A607];[.B607]+1;[.B607])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IF([.A609]&gt;[.A608];[.B608]+1;[.B608])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table:formula="of:=IF([.A610]&gt;[.A609];[.B609]+1;[.B609])"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table:formula="of:=IF([.A611]&gt;[.A610];[.B610]+1;[.B610])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table:formula="of:=IF([.A612]&gt;[.A611];[.B611]+1;[.B611])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table:formula="of:=IF([.A613]&gt;[.A612];[.B612]+1;[.B612])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table:formula="of:=IF([.A614]&gt;[.A613];[.B613]+1;[.B613])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table:formula="of:=IF([.A615]&gt;[.A614];[.B614]+1;[.B614])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table:formula="of:=IF([.A616]&gt;[.A615];[.B615]+1;[.B615])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table:formula="of:=IF([.A617]&gt;[.A616];[.B616]+1;[.B616])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table:formula="of:=IF([.A618]&gt;[.A617];[.B617]+1;[.B617])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table:formula="of:=IF([.A619]&gt;[.A618];[.B618]+1;[.B618])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table:formula="of:=IF([.A620]&gt;[.A619];[.B619]+1;[.B619])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table:formula="of:=IF([.A621]&gt;[.A620];[.B620]+1;[.B620])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table:formula="of:=IF([.A622]&gt;[.A621];[.B621]+1;[.B621])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table:formula="of:=IF([.A623]&gt;[.A622];[.B622]+1;[.B622])"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table:formula="of:=IF([.A624]&gt;[.A623];[.B623]+1;[.B623]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table:formula="of:=IF([.A625]&gt;[.A624];[.B624]+1;[.B624])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table:formula="of:=IF([.A626]&gt;[.A625];[.B625]+1;[.B625])"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table:formula="of:=IF([.A627]&gt;[.A626];[.B626]+1;[.B626])"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table:formula="of:=IF([.A628]&gt;[.A627];[.B627]+1;[.B627])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table:formula="of:=IF([.A629]&gt;[.A628];[.B628]+1;[.B628])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table:formula="of:=IF([.A630]&gt;[.A629];[.B629]+1;[.B629])"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IF([.A631]&gt;[.A630];[.B630]+1;[.B630])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table:formula="of:=IF([.A632]&gt;[.A631];[.B631]+1;[.B631])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table:formula="of:=IF([.A633]&gt;[.A632];[.B632]+1;[.B632])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table:formula="of:=IF([.A634]&gt;[.A633];[.B633]+1;[.B633])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IF([.A635]&gt;[.A634];[.B634]+1;[.B634])"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table:formula="of:=IF([.A636]&gt;[.A635];[.B635]+1;[.B635])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table:formula="of:=IF([.A637]&gt;[.A636];[.B636]+1;[.B636])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table:formula="of:=IF([.A638]&gt;[.A637];[.B637]+1;[.B637])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table:formula="of:=IF([.A639]&gt;[.A638];[.B638]+1;[.B638])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IF([.A640]&gt;[.A639];[.B639]+1;[.B639])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table:formula="of:=IF([.A641]&gt;[.A640];[.B640]+1;[.B640])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IF([.A642]&gt;[.A641];[.B641]+1;[.B641])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IF([.A643]&gt;[.A642];[.B642]+1;[.B642])"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table:formula="of:=IF([.A644]&gt;[.A643];[.B643]+1;[.B643])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table:formula="of:=IF([.A645]&gt;[.A644];[.B644]+1;[.B644])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table:formula="of:=IF([.A646]&gt;[.A645];[.B645]+1;[.B645])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table:formula="of:=IF([.A647]&gt;[.A646];[.B646]+1;[.B646])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table:formula="of:=IF([.A648]&gt;[.A647];[.B647]+1;[.B647])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table:formula="of:=IF([.A649]&gt;[.A648];[.B648]+1;[.B648])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table:formula="of:=IF([.A650]&gt;[.A649];[.B649]+1;[.B649])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table:formula="of:=IF([.A651]&gt;[.A650];[.B650]+1;[.B650])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table:formula="of:=IF([.A652]&gt;[.A651];[.B651]+1;[.B651])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IF([.A653]&gt;[.A652];[.B652]+1;[.B652])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table:formula="of:=IF([.A654]&gt;[.A653];[.B653]+1;[.B653])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IF([.A655]&gt;[.A654];[.B654]+1;[.B654])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table:formula="of:=IF([.A656]&gt;[.A655];[.B655]+1;[.B655])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table:formula="of:=IF([.A657]&gt;[.A656];[.B656]+1;[.B656])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table:formula="of:=IF([.A658]&gt;[.A657];[.B657]+1;[.B657])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table:formula="of:=IF([.A659]&gt;[.A658];[.B658]+1;[.B658])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table:formula="of:=IF([.A660]&gt;[.A659];[.B659]+1;[.B659])"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table:formula="of:=IF([.A661]&gt;[.A660];[.B660]+1;[.B660])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table:formula="of:=IF([.A662]&gt;[.A661];[.B661]+1;[.B661])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IF([.A663]&gt;[.A662];[.B662]+1;[.B662])"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IF([.A664]&gt;[.A663];[.B663]+1;[.B663])"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table:formula="of:=IF([.A665]&gt;[.A664];[.B664]+1;[.B664])"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IF([.A666]&gt;[.A665];[.B665]+1;[.B665])"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table:formula="of:=IF([.A667]&gt;[.A666];[.B666]+1;[.B666])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table:formula="of:=IF([.A668]&gt;[.A667];[.B667]+1;[.B667])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table:formula="of:=IF([.A669]&gt;[.A668];[.B668]+1;[.B668])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table:formula="of:=IF([.A670]&gt;[.A669];[.B669]+1;[.B669])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table:formula="of:=IF([.A671]&gt;[.A670];[.B670]+1;[.B670])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IF([.A672]&gt;[.A671];[.B671]+1;[.B671])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table:formula="of:=IF([.A673]&gt;[.A672];[.B672]+1;[.B672]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table:formula="of:=IF([.A674]&gt;[.A673];[.B673]+1;[.B673]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IF([.A675]&gt;[.A674];[.B674]+1;[.B674])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table:formula="of:=IF([.A676]&gt;[.A675];[.B675]+1;[.B675])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table:formula="of:=IF([.A677]&gt;[.A676];[.B676]+1;[.B676])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table:formula="of:=IF([.A678]&gt;[.A677];[.B677]+1;[.B677])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table:formula="of:=IF([.A679]&gt;[.A678];[.B678]+1;[.B678])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table:formula="of:=IF([.A680]&gt;[.A679];[.B679]+1;[.B679])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IF([.A681]&gt;[.A680];[.B680]+1;[.B680])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table:formula="of:=IF([.A682]&gt;[.A681];[.B681]+1;[.B681])"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table:formula="of:=IF([.A683]&gt;[.A682];[.B682]+1;[.B682])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IF([.A684]&gt;[.A683];[.B683]+1;[.B683])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table:formula="of:=IF([.A685]&gt;[.A684];[.B684]+1;[.B684])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table:formula="of:=IF([.A686]&gt;[.A685];[.B685]+1;[.B685])"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IF([.A687]&gt;[.A686];[.B686]+1;[.B686])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table:formula="of:=IF([.A688]&gt;[.A687];[.B687]+1;[.B687])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IF([.A689]&gt;[.A688];[.B688]+1;[.B688])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IF([.A690]&gt;[.A689];[.B689]+1;[.B689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table:formula="of:=IF([.A691]&gt;[.A690];[.B690]+1;[.B690])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IF([.A692]&gt;[.A691];[.B691]+1;[.B691])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table:formula="of:=IF([.A693]&gt;[.A692];[.B692]+1;[.B692])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table:formula="of:=IF([.A694]&gt;[.A693];[.B693]+1;[.B693])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table:formula="of:=IF([.A695]&gt;[.A694];[.B694]+1;[.B694])"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table:formula="of:=IF([.A696]&gt;[.A695];[.B695]+1;[.B695])"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IF([.A697]&gt;[.A696];[.B696]+1;[.B696])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table:formula="of:=IF([.A698]&gt;[.A697];[.B697]+1;[.B697])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table:formula="of:=IF([.A699]&gt;[.A698];[.B698]+1;[.B698])"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IF([.A700]&gt;[.A699];[.B699]+1;[.B699])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table:formula="of:=IF([.A701]&gt;[.A700];[.B700]+1;[.B700])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table:formula="of:=IF([.A702]&gt;[.A701];[.B701]+1;[.B701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table:formula="of:=IF([.A703]&gt;[.A702];[.B702]+1;[.B702])"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IF([.A704]&gt;[.A703];[.B703]+1;[.B703])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table:formula="of:=IF([.A705]&gt;[.A704];[.B704]+1;[.B704])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IF([.A706]&gt;[.A705];[.B705]+1;[.B705])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table:formula="of:=IF([.A707]&gt;[.A706];[.B706]+1;[.B706])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table:formula="of:=IF([.A708]&gt;[.A707];[.B707]+1;[.B707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table:formula="of:=IF([.A709]&gt;[.A708];[.B708]+1;[.B708])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table:formula="of:=IF([.A710]&gt;[.A709];[.B709]+1;[.B709])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IF([.A711]&gt;[.A710];[.B710]+1;[.B710])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table:formula="of:=IF([.A712]&gt;[.A711];[.B711]+1;[.B711])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table:formula="of:=IF([.A713]&gt;[.A712];[.B712]+1;[.B712])"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table:formula="of:=IF([.A714]&gt;[.A713];[.B713]+1;[.B713])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table:formula="of:=IF([.A715]&gt;[.A714];[.B714]+1;[.B714])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table:formula="of:=IF([.A716]&gt;[.A715];[.B715]+1;[.B715])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table:formula="of:=IF([.A717]&gt;[.A716];[.B716]+1;[.B716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table:formula="of:=IF([.A718]&gt;[.A717];[.B717]+1;[.B717])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IF([.A719]&gt;[.A718];[.B718]+1;[.B718])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IF([.A720]&gt;[.A719];[.B719]+1;[.B719])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table:formula="of:=IF([.A721]&gt;[.A720];[.B720]+1;[.B720])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table:formula="of:=IF([.A722]&gt;[.A721];[.B721]+1;[.B721])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table:formula="of:=IF([.A723]&gt;[.A722];[.B722]+1;[.B722])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table:formula="of:=IF([.A724]&gt;[.A723];[.B723]+1;[.B723])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IF([.A725]&gt;[.A724];[.B724]+1;[.B724])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IF([.A726]&gt;[.A725];[.B725]+1;[.B725])"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table:formula="of:=IF([.A727]&gt;[.A726];[.B726]+1;[.B726])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table:formula="of:=IF([.A728]&gt;[.A727];[.B727]+1;[.B727])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table:formula="of:=IF([.A729]&gt;[.A728];[.B728]+1;[.B728])"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table:formula="of:=IF([.A730]&gt;[.A729];[.B729]+1;[.B729])"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IF([.A731]&gt;[.A730];[.B730]+1;[.B730])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IF([.A732]&gt;[.A731];[.B731]+1;[.B731])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IF([.A733]&gt;[.A732];[.B732]+1;[.B732])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table:formula="of:=IF([.A734]&gt;[.A733];[.B733]+1;[.B733])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table:formula="of:=IF([.A735]&gt;[.A734];[.B734]+1;[.B734])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table:formula="of:=IF([.A736]&gt;[.A735];[.B735]+1;[.B735])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table:formula="of:=IF([.A737]&gt;[.A736];[.B736]+1;[.B736])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table:formula="of:=IF([.A738]&gt;[.A737];[.B737]+1;[.B737])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table:formula="of:=IF([.A739]&gt;[.A738];[.B738]+1;[.B738])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table:formula="of:=IF([.A740]&gt;[.A739];[.B739]+1;[.B739])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table:formula="of:=IF([.A741]&gt;[.A740];[.B740]+1;[.B740])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table:formula="of:=IF([.A742]&gt;[.A741];[.B741]+1;[.B741])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table:formula="of:=IF([.A743]&gt;[.A742];[.B742]+1;[.B742])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table:formula="of:=IF([.A744]&gt;[.A743];[.B743]+1;[.B743])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IF([.A745]&gt;[.A744];[.B744]+1;[.B744])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table:formula="of:=IF([.A746]&gt;[.A745];[.B745]+1;[.B745])"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table:formula="of:=IF([.A747]&gt;[.A746];[.B746]+1;[.B746])"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table:formula="of:=IF([.A748]&gt;[.A747];[.B747]+1;[.B747])"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table:formula="of:=IF([.A749]&gt;[.A748];[.B748]+1;[.B748])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table:formula="of:=IF([.A750]&gt;[.A749];[.B749]+1;[.B749])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table:formula="of:=IF([.A751]&gt;[.A750];[.B750]+1;[.B750])"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table:formula="of:=IF([.A752]&gt;[.A751];[.B751]+1;[.B751])"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table:formula="of:=IF([.A753]&gt;[.A752];[.B752]+1;[.B752])"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table:formula="of:=IF([.A754]&gt;[.A753];[.B753]+1;[.B753])"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table:formula="of:=IF([.A755]&gt;[.A754];[.B754]+1;[.B754])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table:formula="of:=IF([.A756]&gt;[.A755];[.B755]+1;[.B755])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IF([.A757]&gt;[.A756];[.B756]+1;[.B756])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table:formula="of:=IF([.A758]&gt;[.A757];[.B757]+1;[.B757])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IF([.A759]&gt;[.A758];[.B758]+1;[.B758])"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table:formula="of:=IF([.A760]&gt;[.A759];[.B759]+1;[.B759])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IF([.A761]&gt;[.A760];[.B760]+1;[.B760])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table:formula="of:=IF([.A762]&gt;[.A761];[.B761]+1;[.B761])"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table:formula="of:=IF([.A763]&gt;[.A762];[.B762]+1;[.B762])"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table:formula="of:=IF([.A764]&gt;[.A763];[.B763]+1;[.B763])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table:formula="of:=IF([.A765]&gt;[.A764];[.B764]+1;[.B764])"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table:formula="of:=IF([.A766]&gt;[.A765];[.B765]+1;[.B765])"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table:formula="of:=IF([.A767]&gt;[.A766];[.B766]+1;[.B766])"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table:formula="of:=IF([.A768]&gt;[.A767];[.B767]+1;[.B767])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table:formula="of:=IF([.A769]&gt;[.A768];[.B768]+1;[.B768])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table:formula="of:=IF([.A770]&gt;[.A769];[.B769]+1;[.B769])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IF([.A771]&gt;[.A770];[.B770]+1;[.B770])"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table:formula="of:=IF([.A772]&gt;[.A771];[.B771]+1;[.B771])"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table:formula="of:=IF([.A773]&gt;[.A772];[.B772]+1;[.B772])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table:formula="of:=IF([.A774]&gt;[.A773];[.B773]+1;[.B773])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table:formula="of:=IF([.A775]&gt;[.A774];[.B774]+1;[.B774])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IF([.A776]&gt;[.A775];[.B775]+1;[.B775])"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table:formula="of:=IF([.A777]&gt;[.A776];[.B776]+1;[.B776])"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IF([.A778]&gt;[.A777];[.B777]+1;[.B777])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table:formula="of:=IF([.A779]&gt;[.A778];[.B778]+1;[.B778])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table:formula="of:=IF([.A780]&gt;[.A779];[.B779]+1;[.B779])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table:formula="of:=IF([.A781]&gt;[.A780];[.B780]+1;[.B780])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table:formula="of:=IF([.A782]&gt;[.A781];[.B781]+1;[.B781])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table:formula="of:=IF([.A783]&gt;[.A782];[.B782]+1;[.B782])"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table:formula="of:=IF([.A784]&gt;[.A783];[.B783]+1;[.B783])"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table:formula="of:=IF([.A785]&gt;[.A784];[.B784]+1;[.B784])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table:formula="of:=IF([.A786]&gt;[.A785];[.B785]+1;[.B785])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table:formula="of:=IF([.A787]&gt;[.A786];[.B786]+1;[.B786])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table:formula="of:=IF([.A788]&gt;[.A787];[.B787]+1;[.B787])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table:formula="of:=IF([.A789]&gt;[.A788];[.B788]+1;[.B788])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table:formula="of:=IF([.A790]&gt;[.A789];[.B789]+1;[.B789])"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IF([.A791]&gt;[.A790];[.B790]+1;[.B790])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IF([.A792]&gt;[.A791];[.B791]+1;[.B791])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table:formula="of:=IF([.A793]&gt;[.A792];[.B792]+1;[.B792])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table:formula="of:=IF([.A794]&gt;[.A793];[.B793]+1;[.B793])"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table:formula="of:=IF([.A795]&gt;[.A794];[.B794]+1;[.B794])"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table:formula="of:=IF([.A796]&gt;[.A795];[.B795]+1;[.B795])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table:formula="of:=IF([.A797]&gt;[.A796];[.B796]+1;[.B796])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table:formula="of:=IF([.A798]&gt;[.A797];[.B797]+1;[.B797])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table:formula="of:=IF([.A799]&gt;[.A798];[.B798]+1;[.B798])"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table:formula="of:=IF([.A800]&gt;[.A799];[.B799]+1;[.B799])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table:formula="of:=IF([.A801]&gt;[.A800];[.B800]+1;[.B800])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table:formula="of:=IF([.A802]&gt;[.A801];[.B801]+1;[.B801])"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table:formula="of:=IF([.A803]&gt;[.A802];[.B802]+1;[.B802])"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table:formula="of:=IF([.A804]&gt;[.A803];[.B803]+1;[.B803])"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table:formula="of:=IF([.A805]&gt;[.A804];[.B804]+1;[.B804])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table:formula="of:=IF([.A806]&gt;[.A805];[.B805]+1;[.B805])"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table:formula="of:=IF([.A807]&gt;[.A806];[.B806]+1;[.B806])"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table:formula="of:=IF([.A808]&gt;[.A807];[.B807]+1;[.B807])"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table:formula="of:=IF([.A809]&gt;[.A808];[.B808]+1;[.B808])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table:formula="of:=IF([.A810]&gt;[.A809];[.B809]+1;[.B809])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table:formula="of:=IF([.A811]&gt;[.A810];[.B810]+1;[.B810])"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table:formula="of:=IF([.A812]&gt;[.A811];[.B811]+1;[.B811])"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table:formula="of:=IF([.A813]&gt;[.A812];[.B812]+1;[.B812])"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table:formula="of:=IF([.A814]&gt;[.A813];[.B813]+1;[.B813])"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table:formula="of:=IF([.A815]&gt;[.A814];[.B814]+1;[.B814])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table:formula="of:=IF([.A816]&gt;[.A815];[.B815]+1;[.B815])"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table:formula="of:=IF([.A817]&gt;[.A816];[.B816]+1;[.B816])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table:formula="of:=IF([.A818]&gt;[.A817];[.B817]+1;[.B817])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table:formula="of:=IF([.A819]&gt;[.A818];[.B818]+1;[.B818])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table:formula="of:=IF([.A820]&gt;[.A819];[.B819]+1;[.B819])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table:formula="of:=IF([.A821]&gt;[.A820];[.B820]+1;[.B820])"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table:formula="of:=IF([.A822]&gt;[.A821];[.B821]+1;[.B821])"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table:formula="of:=IF([.A823]&gt;[.A822];[.B822]+1;[.B822])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table:formula="of:=IF([.A824]&gt;[.A823];[.B823]+1;[.B823])"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table:formula="of:=IF([.A825]&gt;[.A824];[.B824]+1;[.B824])"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table:formula="of:=IF([.A826]&gt;[.A825];[.B825]+1;[.B825])"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IF([.A827]&gt;[.A826];[.B826]+1;[.B826])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table:formula="of:=IF([.A828]&gt;[.A827];[.B827]+1;[.B827])"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IF([.A829]&gt;[.A828];[.B828]+1;[.B828])"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table:formula="of:=IF([.A830]&gt;[.A829];[.B829]+1;[.B829])"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table:formula="of:=IF([.A831]&gt;[.A830];[.B830]+1;[.B830])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table:formula="of:=IF([.A832]&gt;[.A831];[.B831]+1;[.B831])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IF([.A833]&gt;[.A832];[.B832]+1;[.B832])"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table:formula="of:=IF([.A834]&gt;[.A833];[.B833]+1;[.B833])"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table:formula="of:=IF([.A835]&gt;[.A834];[.B834]+1;[.B834])"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table:formula="of:=IF([.A836]&gt;[.A835];[.B835]+1;[.B835])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table:formula="of:=IF([.A837]&gt;[.A836];[.B836]+1;[.B836])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table:formula="of:=IF([.A838]&gt;[.A837];[.B837]+1;[.B837])"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table:formula="of:=IF([.A839]&gt;[.A838];[.B838]+1;[.B838])"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table:formula="of:=IF([.A840]&gt;[.A839];[.B839]+1;[.B839])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table:formula="of:=IF([.A841]&gt;[.A840];[.B840]+1;[.B840])"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table:formula="of:=IF([.A842]&gt;[.A841];[.B841]+1;[.B841])"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table:formula="of:=IF([.A843]&gt;[.A842];[.B842]+1;[.B842])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table:formula="of:=IF([.A844]&gt;[.A843];[.B843]+1;[.B843])"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table:formula="of:=IF([.A845]&gt;[.A844];[.B844]+1;[.B844])"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table:formula="of:=IF([.A846]&gt;[.A845];[.B845]+1;[.B845])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table:formula="of:=IF([.A847]&gt;[.A846];[.B846]+1;[.B846])"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table:formula="of:=IF([.A848]&gt;[.A847];[.B847]+1;[.B847]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table:formula="of:=IF([.A849]&gt;[.A848];[.B848]+1;[.B848]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table:formula="of:=IF([.A850]&gt;[.A849];[.B849]+1;[.B849])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table:formula="of:=IF([.A851]&gt;[.A850];[.B850]+1;[.B850])"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table:formula="of:=IF([.A852]&gt;[.A851];[.B851]+1;[.B851])"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table:formula="of:=IF([.A853]&gt;[.A852];[.B852]+1;[.B852])"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table:formula="of:=IF([.A854]&gt;[.A853];[.B853]+1;[.B853])"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table:formula="of:=IF([.A855]&gt;[.A854];[.B854]+1;[.B854])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table:formula="of:=IF([.A856]&gt;[.A855];[.B855]+1;[.B855])"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table:formula="of:=IF([.A857]&gt;[.A856];[.B856]+1;[.B856])"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table:formula="of:=IF([.A858]&gt;[.A857];[.B857]+1;[.B857])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table:formula="of:=IF([.A859]&gt;[.A858];[.B858]+1;[.B858])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table:formula="of:=IF([.A860]&gt;[.A859];[.B859]+1;[.B859])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table:formula="of:=IF([.A861]&gt;[.A860];[.B860]+1;[.B860])"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table:formula="of:=IF([.A862]&gt;[.A861];[.B861]+1;[.B861])"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table:formula="of:=IF([.A863]&gt;[.A862];[.B862]+1;[.B862])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table:formula="of:=IF([.A864]&gt;[.A863];[.B863]+1;[.B863])"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table:formula="of:=IF([.A865]&gt;[.A864];[.B864]+1;[.B864])"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table:formula="of:=IF([.A866]&gt;[.A865];[.B865]+1;[.B865])"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table:formula="of:=IF([.A867]&gt;[.A866];[.B866]+1;[.B866])"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table:formula="of:=IF([.A868]&gt;[.A867];[.B867]+1;[.B867])"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table:formula="of:=IF([.A869]&gt;[.A868];[.B868]+1;[.B868])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table:formula="of:=IF([.A870]&gt;[.A869];[.B869]+1;[.B869])"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table:formula="of:=IF([.A871]&gt;[.A870];[.B870]+1;[.B870])"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table:formula="of:=IF([.A872]&gt;[.A871];[.B871]+1;[.B871])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table:formula="of:=IF([.A873]&gt;[.A872];[.B872]+1;[.B872])"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table:formula="of:=IF([.A874]&gt;[.A873];[.B873]+1;[.B873])"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table:formula="of:=IF([.A875]&gt;[.A874];[.B874]+1;[.B874])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table:formula="of:=IF([.A876]&gt;[.A875];[.B875]+1;[.B875])"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table:formula="of:=IF([.A877]&gt;[.A876];[.B876]+1;[.B876])"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table:formula="of:=IF([.A878]&gt;[.A877];[.B877]+1;[.B877])"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table:formula="of:=IF([.A879]&gt;[.A878];[.B878]+1;[.B878])"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table:formula="of:=IF([.A880]&gt;[.A879];[.B879]+1;[.B879])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table:formula="of:=IF([.A881]&gt;[.A880];[.B880]+1;[.B880])"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table:formula="of:=IF([.A882]&gt;[.A881];[.B881]+1;[.B881])"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table:formula="of:=IF([.A883]&gt;[.A882];[.B882]+1;[.B882])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table:formula="of:=IF([.A884]&gt;[.A883];[.B883]+1;[.B883])"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table:formula="of:=IF([.A885]&gt;[.A884];[.B884]+1;[.B884])"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table:formula="of:=IF([.A886]&gt;[.A885];[.B885]+1;[.B885])"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table:formula="of:=IF([.A887]&gt;[.A886];[.B886]+1;[.B886])"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table:formula="of:=IF([.A888]&gt;[.A887];[.B887]+1;[.B887])"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table:formula="of:=IF([.A889]&gt;[.A888];[.B888]+1;[.B888])"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table:formula="of:=IF([.A890]&gt;[.A889];[.B889]+1;[.B889])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table:formula="of:=IF([.A891]&gt;[.A890];[.B890]+1;[.B890])"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table:formula="of:=IF([.A892]&gt;[.A891];[.B891]+1;[.B891])"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table:formula="of:=IF([.A893]&gt;[.A892];[.B892]+1;[.B892])"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table:formula="of:=IF([.A894]&gt;[.A893];[.B893]+1;[.B893])"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table:formula="of:=IF([.A895]&gt;[.A894];[.B894]+1;[.B894])"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table:formula="of:=IF([.A896]&gt;[.A895];[.B895]+1;[.B895]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table:formula="of:=IF([.A897]&gt;[.A896];[.B896]+1;[.B896]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table:formula="of:=IF([.A898]&gt;[.A897];[.B897]+1;[.B897])"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table:formula="of:=IF([.A899]&gt;[.A898];[.B898]+1;[.B898])"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table:formula="of:=IF([.A900]&gt;[.A899];[.B899]+1;[.B899])"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table:formula="of:=IF([.A901]&gt;[.A900];[.B900]+1;[.B900])"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table:formula="of:=IF([.A902]&gt;[.A901];[.B901]+1;[.B901])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table:formula="of:=IF([.A903]&gt;[.A902];[.B902]+1;[.B902])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table:formula="of:=IF([.A904]&gt;[.A903];[.B903]+1;[.B903])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table:formula="of:=IF([.A905]&gt;[.A904];[.B904]+1;[.B904])"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table:formula="of:=IF([.A906]&gt;[.A905];[.B905]+1;[.B905])"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table:formula="of:=IF([.A907]&gt;[.A906];[.B906]+1;[.B906])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table:formula="of:=IF([.A908]&gt;[.A907];[.B907]+1;[.B907])"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table:formula="of:=IF([.A909]&gt;[.A908];[.B908]+1;[.B908])"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table:formula="of:=IF([.A910]&gt;[.A909];[.B909]+1;[.B909])"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table:formula="of:=IF([.A911]&gt;[.A910];[.B910]+1;[.B910])"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table:formula="of:=IF([.A912]&gt;[.A911];[.B911]+1;[.B911])"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table:formula="of:=IF([.A913]&gt;[.A912];[.B912]+1;[.B912])"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table:formula="of:=IF([.A914]&gt;[.A913];[.B913]+1;[.B913])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table:formula="of:=IF([.A915]&gt;[.A914];[.B914]+1;[.B914])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table:formula="of:=IF([.A916]&gt;[.A915];[.B915]+1;[.B915])"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table:formula="of:=IF([.A917]&gt;[.A916];[.B916]+1;[.B916])"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table:formula="of:=IF([.A918]&gt;[.A917];[.B917]+1;[.B917])"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table:formula="of:=IF([.A919]&gt;[.A918];[.B918]+1;[.B918])"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table:formula="of:=IF([.A920]&gt;[.A919];[.B919]+1;[.B919])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table:formula="of:=IF([.A921]&gt;[.A920];[.B920]+1;[.B920])"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table:formula="of:=IF([.A922]&gt;[.A921];[.B921]+1;[.B921])"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table:formula="of:=IF([.A923]&gt;[.A922];[.B922]+1;[.B922])"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table:formula="of:=IF([.A924]&gt;[.A923];[.B923]+1;[.B923])"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table:formula="of:=IF([.A925]&gt;[.A924];[.B924]+1;[.B924])"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table:formula="of:=IF([.A926]&gt;[.A925];[.B925]+1;[.B925])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table:formula="of:=IF([.A927]&gt;[.A926];[.B926]+1;[.B926])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table:formula="of:=IF([.A928]&gt;[.A927];[.B927]+1;[.B927])"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table:formula="of:=IF([.A929]&gt;[.A928];[.B928]+1;[.B928])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table:formula="of:=IF([.A930]&gt;[.A929];[.B929]+1;[.B929])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table:formula="of:=IF([.A931]&gt;[.A930];[.B930]+1;[.B930])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table:formula="of:=IF([.A932]&gt;[.A931];[.B931]+1;[.B931])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table:formula="of:=IF([.A933]&gt;[.A932];[.B932]+1;[.B932])"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table:formula="of:=IF([.A934]&gt;[.A933];[.B933]+1;[.B933])"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table:formula="of:=IF([.A935]&gt;[.A934];[.B934]+1;[.B934])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table:formula="of:=IF([.A936]&gt;[.A935];[.B935]+1;[.B935])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table:formula="of:=IF([.A937]&gt;[.A936];[.B936]+1;[.B936])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table:formula="of:=IF([.A938]&gt;[.A937];[.B937]+1;[.B937])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table:formula="of:=IF([.A939]&gt;[.A938];[.B938]+1;[.B938])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table:formula="of:=IF([.A940]&gt;[.A939];[.B939]+1;[.B939])"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table:formula="of:=IF([.A941]&gt;[.A940];[.B940]+1;[.B940])"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table:formula="of:=IF([.A942]&gt;[.A941];[.B941]+1;[.B941])"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table:formula="of:=IF([.A943]&gt;[.A942];[.B942]+1;[.B942])"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table:formula="of:=IF([.A944]&gt;[.A943];[.B943]+1;[.B943])"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table:formula="of:=IF([.A945]&gt;[.A944];[.B944]+1;[.B944])"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table:formula="of:=IF([.A946]&gt;[.A945];[.B945]+1;[.B945])"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IF([.A947]&gt;[.A946];[.B946]+1;[.B946])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table:formula="of:=IF([.A948]&gt;[.A947];[.B947]+1;[.B947])"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formula="of:=IF([.A949]&gt;[.A948];[.B948]+1;[.B948])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table:formula="of:=IF([.A950]&gt;[.A949];[.B949]+1;[.B949])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table:formula="of:=IF([.A951]&gt;[.A950];[.B950]+1;[.B950])"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table:formula="of:=IF([.A952]&gt;[.A951];[.B951]+1;[.B951])"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table:formula="of:=IF([.A953]&gt;[.A952];[.B952]+1;[.B952])"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table:formula="of:=IF([.A954]&gt;[.A953];[.B953]+1;[.B953])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table:formula="of:=IF([.A955]&gt;[.A954];[.B954]+1;[.B954])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table:formula="of:=IF([.A956]&gt;[.A955];[.B955]+1;[.B955])"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table:formula="of:=IF([.A957]&gt;[.A956];[.B956]+1;[.B956])"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table:formula="of:=IF([.A958]&gt;[.A957];[.B957]+1;[.B957])"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table:formula="of:=IF([.A959]&gt;[.A958];[.B958]+1;[.B958])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table:formula="of:=IF([.A960]&gt;[.A959];[.B959]+1;[.B959])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table:formula="of:=IF([.A961]&gt;[.A960];[.B960]+1;[.B960])"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table:formula="of:=IF([.A962]&gt;[.A961];[.B961]+1;[.B961])"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table:formula="of:=IF([.A963]&gt;[.A962];[.B962]+1;[.B962])"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table:formula="of:=IF([.A964]&gt;[.A963];[.B963]+1;[.B963])"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table:formula="of:=IF([.A965]&gt;[.A964];[.B964]+1;[.B964])"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table:formula="of:=IF([.A966]&gt;[.A965];[.B965]+1;[.B965])"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table:formula="of:=IF([.A967]&gt;[.A966];[.B966]+1;[.B966])"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table:formula="of:=IF([.A968]&gt;[.A967];[.B967]+1;[.B967])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table:formula="of:=IF([.A969]&gt;[.A968];[.B968]+1;[.B968])"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table:formula="of:=IF([.A970]&gt;[.A969];[.B969]+1;[.B969])"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table:formula="of:=IF([.A971]&gt;[.A970];[.B970]+1;[.B970])"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table:formula="of:=IF([.A972]&gt;[.A971];[.B971]+1;[.B971])"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table:formula="of:=IF([.A973]&gt;[.A972];[.B972]+1;[.B972])"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table:formula="of:=IF([.A974]&gt;[.A973];[.B973]+1;[.B973])"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table:formula="of:=IF([.A975]&gt;[.A974];[.B974]+1;[.B974])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table:formula="of:=IF([.A976]&gt;[.A975];[.B975]+1;[.B975])"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table:formula="of:=IF([.A977]&gt;[.A976];[.B976]+1;[.B976])"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table:formula="of:=IF([.A978]&gt;[.A977];[.B977]+1;[.B977])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table:formula="of:=IF([.A979]&gt;[.A978];[.B978]+1;[.B978])"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table:formula="of:=IF([.A980]&gt;[.A979];[.B979]+1;[.B979])"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table:formula="of:=IF([.A981]&gt;[.A980];[.B980]+1;[.B980])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table:formula="of:=IF([.A982]&gt;[.A981];[.B981]+1;[.B981])"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table:formula="of:=IF([.A983]&gt;[.A982];[.B982]+1;[.B982])"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table:formula="of:=IF([.A984]&gt;[.A983];[.B983]+1;[.B983])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table:formula="of:=IF([.A985]&gt;[.A984];[.B984]+1;[.B984])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table:formula="of:=IF([.A986]&gt;[.A985];[.B985]+1;[.B985])"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table:formula="of:=IF([.A987]&gt;[.A986];[.B986]+1;[.B986])"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table:formula="of:=IF([.A988]&gt;[.A987];[.B987]+1;[.B987])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table:formula="of:=IF([.A989]&gt;[.A988];[.B988]+1;[.B988])"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table:formula="of:=IF([.A990]&gt;[.A989];[.B989]+1;[.B989])"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table:formula="of:=IF([.A991]&gt;[.A990];[.B990]+1;[.B990])"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table:formula="of:=IF([.A992]&gt;[.A991];[.B991]+1;[.B991])"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table:formula="of:=IF([.A993]&gt;[.A992];[.B992]+1;[.B992])"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table:formula="of:=IF([.A994]&gt;[.A993];[.B993]+1;[.B993])"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IF([.A995]&gt;[.A994];[.B994]+1;[.B994])"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table:formula="of:=IF([.A996]&gt;[.A995];[.B995]+1;[.B995])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table:formula="of:=IF([.A997]&gt;[.A996];[.B996]+1;[.B996])"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table:formula="of:=IF([.A998]&gt;[.A997];[.B997]+1;[.B997])"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table:formula="of:=IF([.A999]&gt;[.A998];[.B998]+1;[.B998])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table:formula="of:=IF([.A1000]&gt;[.A999];[.B999]+1;[.B999])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table:formula="of:=IF([.A1001]&gt;[.A1000];[.B1000]+1;[.B1000])"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table:formula="of:=IF([.A1002]&gt;[.A1001];[.B1001]+1;[.B1001])"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table:formula="of:=IF([.A1003]&gt;[.A1002];[.B1002]+1;[.B1002])"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table:formula="of:=IF([.A1004]&gt;[.A1003];[.B1003]+1;[.B1003])"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table:formula="of:=IF([.A1005]&gt;[.A1004];[.B1004]+1;[.B1004])"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table:formula="of:=IF([.A1006]&gt;[.A1005];[.B1005]+1;[.B1005])"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table:formula="of:=IF([.A1007]&gt;[.A1006];[.B1006]+1;[.B1006])"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table:formula="of:=IF([.A1008]&gt;[.A1007];[.B1007]+1;[.B1007])"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table:formula="of:=IF([.A1009]&gt;[.A1008];[.B1008]+1;[.B1008])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table:formula="of:=IF([.A1010]&gt;[.A1009];[.B1009]+1;[.B1009])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table:formula="of:=IF([.A1011]&gt;[.A1010];[.B1010]+1;[.B1010])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table:formula="of:=IF([.A1012]&gt;[.A1011];[.B1011]+1;[.B1011])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IF([.A1013]&gt;[.A1012];[.B1012]+1;[.B1012])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table:formula="of:=IF([.A1014]&gt;[.A1013];[.B1013]+1;[.B1013])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IF([.A1015]&gt;[.A1014];[.B1014]+1;[.B1014])"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table:formula="of:=IF([.A1016]&gt;[.A1015];[.B1015]+1;[.B1015])"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table:formula="of:=IF([.A1017]&gt;[.A1016];[.B1016]+1;[.B1016])"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table:formula="of:=IF([.A1018]&gt;[.A1017];[.B1017]+1;[.B1017])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table:formula="of:=IF([.A1019]&gt;[.A1018];[.B1018]+1;[.B1018])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table:formula="of:=IF([.A1020]&gt;[.A1019];[.B1019]+1;[.B1019])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table:formula="of:=IF([.A1021]&gt;[.A1020];[.B1020]+1;[.B1020])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table:formula="of:=IF([.A1022]&gt;[.A1021];[.B1021]+1;[.B1021])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table:formula="of:=IF([.A1023]&gt;[.A1022];[.B1022]+1;[.B1022])"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table:formula="of:=IF([.A1024]&gt;[.A1023];[.B1023]+1;[.B1023])"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table:formula="of:=IF([.A1025]&gt;[.A1024];[.B1024]+1;[.B1024])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table:formula="of:=IF([.A1026]&gt;[.A1025];[.B1025]+1;[.B1025])"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table:formula="of:=IF([.A1027]&gt;[.A1026];[.B1026]+1;[.B1026])"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table:formula="of:=IF([.A1028]&gt;[.A1027];[.B1027]+1;[.B1027])"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table:formula="of:=IF([.A1029]&gt;[.A1028];[.B1028]+1;[.B1028])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table:formula="of:=IF([.A1030]&gt;[.A1029];[.B1029]+1;[.B1029])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table:formula="of:=IF([.A1031]&gt;[.A1030];[.B1030]+1;[.B1030])"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table:formula="of:=IF([.A1032]&gt;[.A1031];[.B1031]+1;[.B1031])"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table:formula="of:=IF([.A1033]&gt;[.A1032];[.B1032]+1;[.B1032])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table:formula="of:=IF([.A1034]&gt;[.A1033];[.B1033]+1;[.B1033])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table:formula="of:=IF([.A1035]&gt;[.A1034];[.B1034]+1;[.B1034])"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table:formula="of:=IF([.A1036]&gt;[.A1035];[.B1035]+1;[.B1035])"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table:formula="of:=IF([.A1037]&gt;[.A1036];[.B1036]+1;[.B1036])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table:formula="of:=IF([.A1038]&gt;[.A1037];[.B1037]+1;[.B1037])"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table:formula="of:=IF([.A1039]&gt;[.A1038];[.B1038]+1;[.B1038])"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table:formula="of:=IF([.A1040]&gt;[.A1039];[.B1039]+1;[.B1039])"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table:formula="of:=IF([.A1041]&gt;[.A1040];[.B1040]+1;[.B1040])"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table:formula="of:=IF([.A1042]&gt;[.A1041];[.B1041]+1;[.B1041])"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table:formula="of:=IF([.A1043]&gt;[.A1042];[.B1042]+1;[.B1042])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table:formula="of:=IF([.A1044]&gt;[.A1043];[.B1043]+1;[.B1043])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table:formula="of:=IF([.A1045]&gt;[.A1044];[.B1044]+1;[.B1044])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table:formula="of:=IF([.A1046]&gt;[.A1045];[.B1045]+1;[.B1045])"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table:formula="of:=IF([.A1047]&gt;[.A1046];[.B1046]+1;[.B1046])"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table:formula="of:=IF([.A1048]&gt;[.A1047];[.B1047]+1;[.B1047])"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table:formula="of:=IF([.A1049]&gt;[.A1048];[.B1048]+1;[.B1048])"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table:formula="of:=IF([.A1050]&gt;[.A1049];[.B1049]+1;[.B1049])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table:formula="of:=IF([.A1051]&gt;[.A1050];[.B1050]+1;[.B1050])"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table:formula="of:=IF([.A1052]&gt;[.A1051];[.B1051]+1;[.B1051])"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table:formula="of:=IF([.A1053]&gt;[.A1052];[.B1052]+1;[.B1052])"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table:formula="of:=IF([.A1054]&gt;[.A1053];[.B1053]+1;[.B1053])"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table:formula="of:=IF([.A1055]&gt;[.A1054];[.B1054]+1;[.B1054])"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table:formula="of:=IF([.A1056]&gt;[.A1055];[.B1055]+1;[.B1055])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table:formula="of:=IF([.A1057]&gt;[.A1056];[.B1056]+1;[.B1056])"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table:formula="of:=IF([.A1058]&gt;[.A1057];[.B1057]+1;[.B1057])"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table:formula="of:=IF([.A1059]&gt;[.A1058];[.B1058]+1;[.B1058])"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table:formula="of:=IF([.A1060]&gt;[.A1059];[.B1059]+1;[.B1059])"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table:formula="of:=IF([.A1061]&gt;[.A1060];[.B1060]+1;[.B1060])"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table:formula="of:=IF([.A1062]&gt;[.A1061];[.B1061]+1;[.B1061])"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table:formula="of:=IF([.A1063]&gt;[.A1062];[.B1062]+1;[.B1062])"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table:formula="of:=IF([.A1064]&gt;[.A1063];[.B1063]+1;[.B1063])"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table:formula="of:=IF([.A1065]&gt;[.A1064];[.B1064]+1;[.B1064])"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table:formula="of:=IF([.A1066]&gt;[.A1065];[.B1065]+1;[.B1065])"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table:formula="of:=IF([.A1067]&gt;[.A1066];[.B1066]+1;[.B1066])"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table:formula="of:=IF([.A1068]&gt;[.A1067];[.B1067]+1;[.B1067])"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table:formula="of:=IF([.A1069]&gt;[.A1068];[.B1068]+1;[.B1068])"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table:formula="of:=IF([.A1070]&gt;[.A1069];[.B1069]+1;[.B1069])"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table:formula="of:=IF([.A1071]&gt;[.A1070];[.B1070]+1;[.B1070])"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table:formula="of:=IF([.A1072]&gt;[.A1071];[.B1071]+1;[.B1071])"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table:formula="of:=IF([.A1073]&gt;[.A1072];[.B1072]+1;[.B1072])"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table:formula="of:=IF([.A1074]&gt;[.A1073];[.B1073]+1;[.B1073])"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table:formula="of:=IF([.A1075]&gt;[.A1074];[.B1074]+1;[.B1074])"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table:formula="of:=IF([.A1076]&gt;[.A1075];[.B1075]+1;[.B1075])"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table:formula="of:=IF([.A1077]&gt;[.A1076];[.B1076]+1;[.B1076])"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table:formula="of:=IF([.A1078]&gt;[.A1077];[.B1077]+1;[.B1077])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table:formula="of:=IF([.A1079]&gt;[.A1078];[.B1078]+1;[.B1078])"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table:formula="of:=IF([.A1080]&gt;[.A1079];[.B1079]+1;[.B1079])"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table:formula="of:=IF([.A1081]&gt;[.A1080];[.B1080]+1;[.B1080])"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table:formula="of:=IF([.A1082]&gt;[.A1081];[.B1081]+1;[.B1081])"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table:formula="of:=IF([.A1083]&gt;[.A1082];[.B1082]+1;[.B1082])"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table:formula="of:=IF([.A1084]&gt;[.A1083];[.B1083]+1;[.B1083])"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table:formula="of:=IF([.A1085]&gt;[.A1084];[.B1084]+1;[.B1084])"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table:formula="of:=IF([.A1086]&gt;[.A1085];[.B1085]+1;[.B1085])"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table:formula="of:=IF([.A1087]&gt;[.A1086];[.B1086]+1;[.B1086])"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table:formula="of:=IF([.A1088]&gt;[.A1087];[.B1087]+1;[.B1087])"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table:formula="of:=IF([.A1089]&gt;[.A1088];[.B1088]+1;[.B1088])"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table:formula="of:=IF([.A1090]&gt;[.A1089];[.B1089]+1;[.B1089])"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table:formula="of:=IF([.A1091]&gt;[.A1090];[.B1090]+1;[.B1090])"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table:formula="of:=IF([.A1092]&gt;[.A1091];[.B1091]+1;[.B1091])"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table:formula="of:=IF([.A1093]&gt;[.A1092];[.B1092]+1;[.B1092])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table:formula="of:=IF([.A1094]&gt;[.A1093];[.B1093]+1;[.B1093])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table:formula="of:=IF([.A1095]&gt;[.A1094];[.B1094]+1;[.B1094])"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table:formula="of:=IF([.A1096]&gt;[.A1095];[.B1095]+1;[.B1095])"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table:formula="of:=IF([.A1097]&gt;[.A1096];[.B1096]+1;[.B1096])"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table:formula="of:=IF([.A1098]&gt;[.A1097];[.B1097]+1;[.B1097])"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table:formula="of:=IF([.A1099]&gt;[.A1098];[.B1098]+1;[.B1098])"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table:formula="of:=IF([.A1100]&gt;[.A1099];[.B1099]+1;[.B1099])"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table:formula="of:=IF([.A1101]&gt;[.A1100];[.B1100]+1;[.B1100])"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table:formula="of:=IF([.A1102]&gt;[.A1101];[.B1101]+1;[.B1101])"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table:formula="of:=IF([.A1103]&gt;[.A1102];[.B1102]+1;[.B1102])"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formula="of:=IF([.A1104]&gt;[.A1103];[.B1103]+1;[.B1103])"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table:formula="of:=IF([.A1105]&gt;[.A1104];[.B1104]+1;[.B1104])"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table:formula="of:=IF([.A1106]&gt;[.A1105];[.B1105]+1;[.B1105])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table:formula="of:=IF([.A1107]&gt;[.A1106];[.B1106]+1;[.B1106])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table:formula="of:=IF([.A1108]&gt;[.A1107];[.B1107]+1;[.B1107])"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table:formula="of:=IF([.A1109]&gt;[.A1108];[.B1108]+1;[.B1108])"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table:formula="of:=IF([.A1110]&gt;[.A1109];[.B1109]+1;[.B1109])"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table:formula="of:=IF([.A1111]&gt;[.A1110];[.B1110]+1;[.B1110])"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table:formula="of:=IF([.A1112]&gt;[.A1111];[.B1111]+1;[.B1111])"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table:formula="of:=IF([.A1113]&gt;[.A1112];[.B1112]+1;[.B1112])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table:formula="of:=IF([.A1114]&gt;[.A1113];[.B1113]+1;[.B1113])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table:formula="of:=IF([.A1115]&gt;[.A1114];[.B1114]+1;[.B1114])"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formula="of:=IF([.A1116]&gt;[.A1115];[.B1115]+1;[.B1115])"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table:formula="of:=IF([.A1117]&gt;[.A1116];[.B1116]+1;[.B1116])"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table:formula="of:=IF([.A1118]&gt;[.A1117];[.B1117]+1;[.B1117])"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table:formula="of:=IF([.A1119]&gt;[.A1118];[.B1118]+1;[.B1118])"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table:formula="of:=IF([.A1120]&gt;[.A1119];[.B1119]+1;[.B1119])"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formula="of:=IF([.A1121]&gt;[.A1120];[.B1120]+1;[.B1120])"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table:formula="of:=IF([.A1122]&gt;[.A1121];[.B1121]+1;[.B1121])"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table:formula="of:=IF([.A1123]&gt;[.A1122];[.B1122]+1;[.B1122])"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table:formula="of:=IF([.A1124]&gt;[.A1123];[.B1123]+1;[.B1123])"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table:formula="of:=IF([.A1125]&gt;[.A1124];[.B1124]+1;[.B1124])"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table:formula="of:=IF([.A1126]&gt;[.A1125];[.B1125]+1;[.B1125])"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table:formula="of:=IF([.A1127]&gt;[.A1126];[.B1126]+1;[.B1126])"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table:formula="of:=IF([.A1128]&gt;[.A1127];[.B1127]+1;[.B1127]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table:formula="of:=IF([.A1129]&gt;[.A1128];[.B1128]+1;[.B1128])"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table:formula="of:=IF([.A1130]&gt;[.A1129];[.B1129]+1;[.B1129])"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formula="of:=IF([.A1131]&gt;[.A1130];[.B1130]+1;[.B1130])"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table:formula="of:=IF([.A1132]&gt;[.A1131];[.B1131]+1;[.B1131])"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table:formula="of:=IF([.A1133]&gt;[.A1132];[.B1132]+1;[.B1132])"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table:formula="of:=IF([.A1134]&gt;[.A1133];[.B1133]+1;[.B1133])"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table:formula="of:=IF([.A1135]&gt;[.A1134];[.B1134]+1;[.B1134])"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table:formula="of:=IF([.A1136]&gt;[.A1135];[.B1135]+1;[.B1135])"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table:formula="of:=IF([.A1137]&gt;[.A1136];[.B1136]+1;[.B1136])"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table:formula="of:=IF([.A1138]&gt;[.A1137];[.B1137]+1;[.B1137])"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formula="of:=IF([.A1139]&gt;[.A1138];[.B1138]+1;[.B1138])"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table:formula="of:=IF([.A1140]&gt;[.A1139];[.B1139]+1;[.B1139])"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table:formula="of:=IF([.A1141]&gt;[.A1140];[.B1140]+1;[.B1140])"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table:formula="of:=IF([.A1142]&gt;[.A1141];[.B1141]+1;[.B1141])"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formula="of:=IF([.A1143]&gt;[.A1142];[.B1142]+1;[.B1142])"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table:formula="of:=IF([.A1144]&gt;[.A1143];[.B1143]+1;[.B1143])"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table:formula="of:=IF([.A1145]&gt;[.A1144];[.B1144]+1;[.B1144])"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formula="of:=IF([.A1146]&gt;[.A1145];[.B1145]+1;[.B1145])"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table:formula="of:=IF([.A1147]&gt;[.A1146];[.B1146]+1;[.B1146])"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table:formula="of:=IF([.A1148]&gt;[.A1147];[.B1147]+1;[.B1147])"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table:formula="of:=IF([.A1149]&gt;[.A1148];[.B1148]+1;[.B1148])"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table:formula="of:=IF([.A1150]&gt;[.A1149];[.B1149]+1;[.B1149])"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table:formula="of:=IF([.A1151]&gt;[.A1150];[.B1150]+1;[.B1150])"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table:formula="of:=IF([.A1152]&gt;[.A1151];[.B1151]+1;[.B1151])"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table:formula="of:=IF([.A1153]&gt;[.A1152];[.B1152]+1;[.B1152])"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table:formula="of:=IF([.A1154]&gt;[.A1153];[.B1153]+1;[.B1153])"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table:formula="of:=IF([.A1155]&gt;[.A1154];[.B1154]+1;[.B1154])"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table:formula="of:=IF([.A1156]&gt;[.A1155];[.B1155]+1;[.B1155])"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table:formula="of:=IF([.A1157]&gt;[.A1156];[.B1156]+1;[.B1156])"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table:formula="of:=IF([.A1158]&gt;[.A1157];[.B1157]+1;[.B1157])"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table:formula="of:=IF([.A1159]&gt;[.A1158];[.B1158]+1;[.B1158])"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table:formula="of:=IF([.A1160]&gt;[.A1159];[.B1159]+1;[.B1159])"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table:formula="of:=IF([.A1161]&gt;[.A1160];[.B1160]+1;[.B1160])"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table:formula="of:=IF([.A1162]&gt;[.A1161];[.B1161]+1;[.B1161])"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table:formula="of:=IF([.A1163]&gt;[.A1162];[.B1162]+1;[.B1162])"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table:formula="of:=IF([.A1164]&gt;[.A1163];[.B1163]+1;[.B1163])"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table:formula="of:=IF([.A1165]&gt;[.A1164];[.B1164]+1;[.B1164])"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table:formula="of:=IF([.A1166]&gt;[.A1165];[.B1165]+1;[.B1165])"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table:formula="of:=IF([.A1167]&gt;[.A1166];[.B1166]+1;[.B1166])"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table:formula="of:=IF([.A1168]&gt;[.A1167];[.B1167]+1;[.B1167])"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table:formula="of:=IF([.A1169]&gt;[.A1168];[.B1168]+1;[.B1168])"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table:formula="of:=IF([.A1170]&gt;[.A1169];[.B1169]+1;[.B1169])"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table:formula="of:=IF([.A1171]&gt;[.A1170];[.B1170]+1;[.B1170])"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table:formula="of:=IF([.A1172]&gt;[.A1171];[.B1171]+1;[.B1171])"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table:formula="of:=IF([.A1173]&gt;[.A1172];[.B1172]+1;[.B1172])"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table:formula="of:=IF([.A1174]&gt;[.A1173];[.B1173]+1;[.B1173])"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table:formula="of:=IF([.A1175]&gt;[.A1174];[.B1174]+1;[.B1174])"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table:formula="of:=IF([.A1176]&gt;[.A1175];[.B1175]+1;[.B1175])"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table:formula="of:=IF([.A1177]&gt;[.A1176];[.B1176]+1;[.B1176])"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table:formula="of:=IF([.A1178]&gt;[.A1177];[.B1177]+1;[.B1177])"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table:formula="of:=IF([.A1179]&gt;[.A1178];[.B1178]+1;[.B1178])"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table:formula="of:=IF([.A1180]&gt;[.A1179];[.B1179]+1;[.B1179])"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formula="of:=IF([.A1181]&gt;[.A1180];[.B1180]+1;[.B1180])"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table:formula="of:=IF([.A1182]&gt;[.A1181];[.B1181]+1;[.B1181])"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table:formula="of:=IF([.A1183]&gt;[.A1182];[.B1182]+1;[.B1182])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formula="of:=IF([.A1184]&gt;[.A1183];[.B1183]+1;[.B1183])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table:formula="of:=IF([.A1185]&gt;[.A1184];[.B1184]+1;[.B1184])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formula="of:=IF([.A1186]&gt;[.A1185];[.B1185]+1;[.B1185])"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table:formula="of:=IF([.A1187]&gt;[.A1186];[.B1186]+1;[.B1186])"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table:formula="of:=IF([.A1188]&gt;[.A1187];[.B1187]+1;[.B1187])"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table:formula="of:=IF([.A1189]&gt;[.A1188];[.B1188]+1;[.B1188])"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table:formula="of:=IF([.A1190]&gt;[.A1189];[.B1189]+1;[.B1189])"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table:formula="of:=IF([.A1191]&gt;[.A1190];[.B1190]+1;[.B1190])"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table:formula="of:=IF([.A1192]&gt;[.A1191];[.B1191]+1;[.B1191])"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table:formula="of:=IF([.A1193]&gt;[.A1192];[.B1192]+1;[.B1192])"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table:formula="of:=IF([.A1194]&gt;[.A1193];[.B1193]+1;[.B1193])"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table:formula="of:=IF([.A1195]&gt;[.A1194];[.B1194]+1;[.B1194])"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table:formula="of:=IF([.A1196]&gt;[.A1195];[.B1195]+1;[.B1195])"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table:formula="of:=IF([.A1197]&gt;[.A1196];[.B1196]+1;[.B1196])"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table:formula="of:=IF([.A1198]&gt;[.A1197];[.B1197]+1;[.B1197])"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table:formula="of:=IF([.A1199]&gt;[.A1198];[.B1198]+1;[.B1198])"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table:formula="of:=IF([.A1200]&gt;[.A1199];[.B1199]+1;[.B1199])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table:formula="of:=IF([.A1201]&gt;[.A1200];[.B1200]+1;[.B1200])"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table:formula="of:=IF([.A1202]&gt;[.A1201];[.B1201]+1;[.B1201])"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table:formula="of:=IF([.A1203]&gt;[.A1202];[.B1202]+1;[.B1202])"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table:formula="of:=IF([.A1204]&gt;[.A1203];[.B1203]+1;[.B1203])"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table:formula="of:=IF([.A1205]&gt;[.A1204];[.B1204]+1;[.B1204])"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table:formula="of:=IF([.A1206]&gt;[.A1205];[.B1205]+1;[.B1205])"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table:formula="of:=IF([.A1207]&gt;[.A1206];[.B1206]+1;[.B1206])"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table:formula="of:=IF([.A1208]&gt;[.A1207];[.B1207]+1;[.B1207])"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table:formula="of:=IF([.A1209]&gt;[.A1208];[.B1208]+1;[.B1208])"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table:formula="of:=IF([.A1210]&gt;[.A1209];[.B1209]+1;[.B1209])"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table:formula="of:=IF([.A1211]&gt;[.A1210];[.B1210]+1;[.B1210])"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table:formula="of:=IF([.A1212]&gt;[.A1211];[.B1211]+1;[.B1211])"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table:formula="of:=IF([.A1213]&gt;[.A1212];[.B1212]+1;[.B1212])"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table:formula="of:=IF([.A1214]&gt;[.A1213];[.B1213]+1;[.B1213])"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table:formula="of:=IF([.A1215]&gt;[.A1214];[.B1214]+1;[.B1214])"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table:formula="of:=IF([.A1216]&gt;[.A1215];[.B1215]+1;[.B1215])"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table:formula="of:=IF([.A1217]&gt;[.A1216];[.B1216]+1;[.B1216])"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table:formula="of:=IF([.A1218]&gt;[.A1217];[.B1217]+1;[.B1217])"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table:formula="of:=IF([.A1219]&gt;[.A1218];[.B1218]+1;[.B1218])"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table:formula="of:=IF([.A1220]&gt;[.A1219];[.B1219]+1;[.B1219])"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table:formula="of:=IF([.A1221]&gt;[.A1220];[.B1220]+1;[.B1220])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table:formula="of:=IF([.A1222]&gt;[.A1221];[.B1221]+1;[.B1221])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table:formula="of:=IF([.A1223]&gt;[.A1222];[.B1222]+1;[.B1222])"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table:formula="of:=IF([.A1224]&gt;[.A1223];[.B1223]+1;[.B1223])"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table:formula="of:=IF([.A1225]&gt;[.A1224];[.B1224]+1;[.B1224])"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table:formula="of:=IF([.A1226]&gt;[.A1225];[.B1225]+1;[.B1225])"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table:formula="of:=IF([.A1227]&gt;[.A1226];[.B1226]+1;[.B1226])"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table:formula="of:=IF([.A1228]&gt;[.A1227];[.B1227]+1;[.B1227])"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table:formula="of:=IF([.A1229]&gt;[.A1228];[.B1228]+1;[.B1228])"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table:formula="of:=IF([.A1230]&gt;[.A1229];[.B1229]+1;[.B1229])"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table:formula="of:=IF([.A1231]&gt;[.A1230];[.B1230]+1;[.B1230])"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table:formula="of:=IF([.A1232]&gt;[.A1231];[.B1231]+1;[.B1231])"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table:formula="of:=IF([.A1233]&gt;[.A1232];[.B1232]+1;[.B1232])"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table:formula="of:=IF([.A1234]&gt;[.A1233];[.B1233]+1;[.B1233])"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table:formula="of:=IF([.A1235]&gt;[.A1234];[.B1234]+1;[.B1234])"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table:formula="of:=IF([.A1236]&gt;[.A1235];[.B1235]+1;[.B1235])"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table:formula="of:=IF([.A1237]&gt;[.A1236];[.B1236]+1;[.B1236])"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table:formula="of:=IF([.A1238]&gt;[.A1237];[.B1237]+1;[.B1237])"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table:formula="of:=IF([.A1239]&gt;[.A1238];[.B1238]+1;[.B1238])"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table:formula="of:=IF([.A1240]&gt;[.A1239];[.B1239]+1;[.B1239])"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table:formula="of:=IF([.A1241]&gt;[.A1240];[.B1240]+1;[.B1240])"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table:formula="of:=IF([.A1242]&gt;[.A1241];[.B1241]+1;[.B1241])"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table:formula="of:=IF([.A1243]&gt;[.A1242];[.B1242]+1;[.B1242])"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table:formula="of:=IF([.A1244]&gt;[.A1243];[.B1243]+1;[.B1243])"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table:formula="of:=IF([.A1245]&gt;[.A1244];[.B1244]+1;[.B1244])"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table:formula="of:=IF([.A1246]&gt;[.A1245];[.B1245]+1;[.B1245])"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table:formula="of:=IF([.A1247]&gt;[.A1246];[.B1246]+1;[.B1246])"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table:formula="of:=IF([.A1248]&gt;[.A1247];[.B1247]+1;[.B1247])"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table:formula="of:=IF([.A1249]&gt;[.A1248];[.B1248]+1;[.B1248])"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table:formula="of:=IF([.A1250]&gt;[.A1249];[.B1249]+1;[.B1249])"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table:formula="of:=IF([.A1251]&gt;[.A1250];[.B1250]+1;[.B1250])"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table:formula="of:=IF([.A1252]&gt;[.A1251];[.B1251]+1;[.B1251])"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table:formula="of:=IF([.A1253]&gt;[.A1252];[.B1252]+1;[.B1252])"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table:formula="of:=IF([.A1254]&gt;[.A1253];[.B1253]+1;[.B1253])"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table:formula="of:=IF([.A1255]&gt;[.A1254];[.B1254]+1;[.B1254])"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table:formula="of:=IF([.A1256]&gt;[.A1255];[.B1255]+1;[.B1255])"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IF([.A1257]&gt;[.A1256];[.B1256]+1;[.B1256])"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table:formula="of:=IF([.A1258]&gt;[.A1257];[.B1257]+1;[.B1257])"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table:formula="of:=IF([.A1259]&gt;[.A1258];[.B1258]+1;[.B1258])"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table:formula="of:=IF([.A1260]&gt;[.A1259];[.B1259]+1;[.B1259])"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table:formula="of:=IF([.A1261]&gt;[.A1260];[.B1260]+1;[.B1260])"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table:formula="of:=IF([.A1262]&gt;[.A1261];[.B1261]+1;[.B1261])"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table:formula="of:=IF([.A1263]&gt;[.A1262];[.B1262]+1;[.B1262])"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table:formula="of:=IF([.A1264]&gt;[.A1263];[.B1263]+1;[.B1263])"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table:formula="of:=IF([.A1265]&gt;[.A1264];[.B1264]+1;[.B1264])"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table:formula="of:=IF([.A1266]&gt;[.A1265];[.B1265]+1;[.B1265])"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table:formula="of:=IF([.A1267]&gt;[.A1266];[.B1266]+1;[.B1266])"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table:formula="of:=IF([.A1268]&gt;[.A1267];[.B1267]+1;[.B1267])"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table:formula="of:=IF([.A1269]&gt;[.A1268];[.B1268]+1;[.B1268])"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table:formula="of:=IF([.A1270]&gt;[.A1269];[.B1269]+1;[.B1269])"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table:formula="of:=IF([.A1271]&gt;[.A1270];[.B1270]+1;[.B1270])"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table:formula="of:=IF([.A1272]&gt;[.A1271];[.B1271]+1;[.B1271])"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table:formula="of:=IF([.A1273]&gt;[.A1272];[.B1272]+1;[.B1272])"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table:formula="of:=IF([.A1274]&gt;[.A1273];[.B1273]+1;[.B1273])"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table:formula="of:=IF([.A1275]&gt;[.A1274];[.B1274]+1;[.B1274])"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table:formula="of:=IF([.A1276]&gt;[.A1275];[.B1275]+1;[.B1275])"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table:formula="of:=IF([.A1277]&gt;[.A1276];[.B1276]+1;[.B1276])"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table:formula="of:=IF([.A1278]&gt;[.A1277];[.B1277]+1;[.B1277])"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table:formula="of:=IF([.A1279]&gt;[.A1278];[.B1278]+1;[.B1278])"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IF([.A1280]&gt;[.A1279];[.B1279]+1;[.B1279])"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table:formula="of:=IF([.A1281]&gt;[.A1280];[.B1280]+1;[.B1280])"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table:formula="of:=IF([.A1282]&gt;[.A1281];[.B1281]+1;[.B1281])"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IF([.A1283]&gt;[.A1282];[.B1282]+1;[.B1282])"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table:formula="of:=IF([.A1284]&gt;[.A1283];[.B1283]+1;[.B1283])"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table:formula="of:=IF([.A1285]&gt;[.A1284];[.B1284]+1;[.B1284])"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table:formula="of:=IF([.A1286]&gt;[.A1285];[.B1285]+1;[.B1285])"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table:formula="of:=IF([.A1287]&gt;[.A1286];[.B1286]+1;[.B1286])"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table:formula="of:=IF([.A1288]&gt;[.A1287];[.B1287]+1;[.B1287])"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table:formula="of:=IF([.A1289]&gt;[.A1288];[.B1288]+1;[.B1288])"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table:formula="of:=IF([.A1290]&gt;[.A1289];[.B1289]+1;[.B1289])"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table:formula="of:=IF([.A1291]&gt;[.A1290];[.B1290]+1;[.B1290])"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table:formula="of:=IF([.A1292]&gt;[.A1291];[.B1291]+1;[.B1291])"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table:formula="of:=IF([.A1293]&gt;[.A1292];[.B1292]+1;[.B1292])"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table:formula="of:=IF([.A1294]&gt;[.A1293];[.B1293]+1;[.B1293])"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table:formula="of:=IF([.A1295]&gt;[.A1294];[.B1294]+1;[.B1294])"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table:formula="of:=IF([.A1296]&gt;[.A1295];[.B1295]+1;[.B1295])"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IF([.A1297]&gt;[.A1296];[.B1296]+1;[.B1296])"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table:formula="of:=IF([.A1298]&gt;[.A1297];[.B1297]+1;[.B1297])"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IF([.A1299]&gt;[.A1298];[.B1298]+1;[.B1298])"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table:formula="of:=IF([.A1300]&gt;[.A1299];[.B1299]+1;[.B1299])"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table:formula="of:=IF([.A1301]&gt;[.A1300];[.B1300]+1;[.B1300])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table:formula="of:=IF([.A1302]&gt;[.A1301];[.B1301]+1;[.B1301])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table:formula="of:=IF([.A1303]&gt;[.A1302];[.B1302]+1;[.B1302])"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table:formula="of:=IF([.A1304]&gt;[.A1303];[.B1303]+1;[.B1303])"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IF([.A1305]&gt;[.A1304];[.B1304]+1;[.B1304])"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table:formula="of:=IF([.A1306]&gt;[.A1305];[.B1305]+1;[.B1305])"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table:formula="of:=IF([.A1307]&gt;[.A1306];[.B1306]+1;[.B1306])"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table:formula="of:=IF([.A1308]&gt;[.A1307];[.B1307]+1;[.B1307])"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table:formula="of:=IF([.A1309]&gt;[.A1308];[.B1308]+1;[.B1308])"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table:formula="of:=IF([.A1310]&gt;[.A1309];[.B1309]+1;[.B1309])"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table:formula="of:=IF([.A1311]&gt;[.A1310];[.B1310]+1;[.B1310])"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table:formula="of:=IF([.A1312]&gt;[.A1311];[.B1311]+1;[.B1311])"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table:formula="of:=IF([.A1313]&gt;[.A1312];[.B1312]+1;[.B1312])"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table:formula="of:=IF([.A1314]&gt;[.A1313];[.B1313]+1;[.B1313])"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table:formula="of:=IF([.A1315]&gt;[.A1314];[.B1314]+1;[.B1314])"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table:formula="of:=IF([.A1316]&gt;[.A1315];[.B1315]+1;[.B1315])"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table:formula="of:=IF([.A1317]&gt;[.A1316];[.B1316]+1;[.B1316])"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IF([.A1318]&gt;[.A1317];[.B1317]+1;[.B1317])"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table:formula="of:=IF([.A1319]&gt;[.A1318];[.B1318]+1;[.B1318])"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table:formula="of:=IF([.A1320]&gt;[.A1319];[.B1319]+1;[.B1319])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table:formula="of:=IF([.A1321]&gt;[.A1320];[.B1320]+1;[.B1320])"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table:formula="of:=IF([.A1322]&gt;[.A1321];[.B1321]+1;[.B1321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table:formula="of:=IF([.A1323]&gt;[.A1322];[.B1322]+1;[.B1322])"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table:formula="of:=IF([.A1324]&gt;[.A1323];[.B1323]+1;[.B1323])"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table:formula="of:=IF([.A1325]&gt;[.A1324];[.B1324]+1;[.B1324])"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table:formula="of:=IF([.A1326]&gt;[.A1325];[.B1325]+1;[.B1325])"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table:formula="of:=IF([.A1327]&gt;[.A1326];[.B1326]+1;[.B1326])"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IF([.A1328]&gt;[.A1327];[.B1327]+1;[.B1327])"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table:formula="of:=IF([.A1329]&gt;[.A1328];[.B1328]+1;[.B1328])"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table:formula="of:=IF([.A1330]&gt;[.A1329];[.B1329]+1;[.B1329])"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IF([.A1331]&gt;[.A1330];[.B1330]+1;[.B1330])"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table:formula="of:=IF([.A1332]&gt;[.A1331];[.B1331]+1;[.B1331])"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table:formula="of:=IF([.A1333]&gt;[.A1332];[.B1332]+1;[.B1332])"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table:formula="of:=IF([.A1334]&gt;[.A1333];[.B1333]+1;[.B1333])"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table:formula="of:=IF([.A1335]&gt;[.A1334];[.B1334]+1;[.B1334])"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table:formula="of:=IF([.A1336]&gt;[.A1335];[.B1335]+1;[.B1335])"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table:formula="of:=IF([.A1337]&gt;[.A1336];[.B1336]+1;[.B1336])"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table:formula="of:=IF([.A1338]&gt;[.A1337];[.B1337]+1;[.B1337])"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table:formula="of:=IF([.A1339]&gt;[.A1338];[.B1338]+1;[.B1338])"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table:formula="of:=IF([.A1340]&gt;[.A1339];[.B1339]+1;[.B1339])"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table:formula="of:=IF([.A1341]&gt;[.A1340];[.B1340]+1;[.B1340])"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table:formula="of:=IF([.A1342]&gt;[.A1341];[.B1341]+1;[.B1341])"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table:formula="of:=IF([.A1343]&gt;[.A1342];[.B1342]+1;[.B1342])"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table:formula="of:=IF([.A1344]&gt;[.A1343];[.B1343]+1;[.B1343])"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table:formula="of:=IF([.A1345]&gt;[.A1344];[.B1344]+1;[.B1344])"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table:formula="of:=IF([.A1346]&gt;[.A1345];[.B1345]+1;[.B1345])"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table:formula="of:=IF([.A1347]&gt;[.A1346];[.B1346]+1;[.B1346])"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table:formula="of:=IF([.A1348]&gt;[.A1347];[.B1347]+1;[.B1347])"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table:formula="of:=IF([.A1349]&gt;[.A1348];[.B1348]+1;[.B1348])"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table:formula="of:=IF([.A1350]&gt;[.A1349];[.B1349]+1;[.B1349])"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table:formula="of:=IF([.A1351]&gt;[.A1350];[.B1350]+1;[.B1350])"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table:formula="of:=IF([.A1352]&gt;[.A1351];[.B1351]+1;[.B1351])"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table:formula="of:=IF([.A1353]&gt;[.A1352];[.B1352]+1;[.B1352])"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table:formula="of:=IF([.A1354]&gt;[.A1353];[.B1353]+1;[.B1353])"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table:formula="of:=IF([.A1355]&gt;[.A1354];[.B1354]+1;[.B1354])"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table:formula="of:=IF([.A1356]&gt;[.A1355];[.B1355]+1;[.B1355])"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table:formula="of:=IF([.A1357]&gt;[.A1356];[.B1356]+1;[.B1356])"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table:formula="of:=IF([.A1358]&gt;[.A1357];[.B1357]+1;[.B1357])"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table:formula="of:=IF([.A1359]&gt;[.A1358];[.B1358]+1;[.B1358])"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table:formula="of:=IF([.A1360]&gt;[.A1359];[.B1359]+1;[.B1359])"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table:formula="of:=IF([.A1361]&gt;[.A1360];[.B1360]+1;[.B1360])"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table:formula="of:=IF([.A1362]&gt;[.A1361];[.B1361]+1;[.B1361])"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table:formula="of:=IF([.A1363]&gt;[.A1362];[.B1362]+1;[.B1362])"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table:formula="of:=IF([.A1364]&gt;[.A1363];[.B1363]+1;[.B1363])"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table:formula="of:=IF([.A1365]&gt;[.A1364];[.B1364]+1;[.B1364])"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table:formula="of:=IF([.A1366]&gt;[.A1365];[.B1365]+1;[.B1365])"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table:formula="of:=IF([.A1367]&gt;[.A1366];[.B1366]+1;[.B1366])"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table:formula="of:=IF([.A1368]&gt;[.A1367];[.B1367]+1;[.B1367])"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table:formula="of:=IF([.A1369]&gt;[.A1368];[.B1368]+1;[.B1368])"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table:formula="of:=IF([.A1370]&gt;[.A1369];[.B1369]+1;[.B1369])"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table:formula="of:=IF([.A1371]&gt;[.A1370];[.B1370]+1;[.B1370])"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IF([.A1372]&gt;[.A1371];[.B1371]+1;[.B1371])"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table:formula="of:=IF([.A1373]&gt;[.A1372];[.B1372]+1;[.B1372])"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table:formula="of:=IF([.A1374]&gt;[.A1373];[.B1373]+1;[.B1373])"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table:formula="of:=IF([.A1375]&gt;[.A1374];[.B1374]+1;[.B1374])"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table:formula="of:=IF([.A1376]&gt;[.A1375];[.B1375]+1;[.B1375])"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table:formula="of:=IF([.A1377]&gt;[.A1376];[.B1376]+1;[.B1376])"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table:formula="of:=IF([.A1378]&gt;[.A1377];[.B1377]+1;[.B1377])"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table:formula="of:=IF([.A1379]&gt;[.A1378];[.B1378]+1;[.B1378])"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table:formula="of:=IF([.A1380]&gt;[.A1379];[.B1379]+1;[.B1379])"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table:formula="of:=IF([.A1381]&gt;[.A1380];[.B1380]+1;[.B1380])"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table:formula="of:=IF([.A1382]&gt;[.A1381];[.B1381]+1;[.B1381])"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table:formula="of:=IF([.A1383]&gt;[.A1382];[.B1382]+1;[.B1382])"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table:formula="of:=IF([.A1384]&gt;[.A1383];[.B1383]+1;[.B1383])"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table:formula="of:=IF([.A1385]&gt;[.A1384];[.B1384]+1;[.B1384])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table:formula="of:=IF([.A1386]&gt;[.A1385];[.B1385]+1;[.B1385])"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table:formula="of:=IF([.A1387]&gt;[.A1386];[.B1386]+1;[.B1386])"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table:formula="of:=IF([.A1388]&gt;[.A1387];[.B1387]+1;[.B1387])"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table:formula="of:=IF([.A1389]&gt;[.A1388];[.B1388]+1;[.B1388])"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table:formula="of:=IF([.A1390]&gt;[.A1389];[.B1389]+1;[.B1389])"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table:formula="of:=IF([.A1391]&gt;[.A1390];[.B1390]+1;[.B1390])"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table:formula="of:=IF([.A1392]&gt;[.A1391];[.B1391]+1;[.B1391])"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table:formula="of:=IF([.A1393]&gt;[.A1392];[.B1392]+1;[.B1392])"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table:formula="of:=IF([.A1394]&gt;[.A1393];[.B1393]+1;[.B1393])"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table:formula="of:=IF([.A1395]&gt;[.A1394];[.B1394]+1;[.B1394])"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table:formula="of:=IF([.A1396]&gt;[.A1395];[.B1395]+1;[.B1395])"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table:formula="of:=IF([.A1397]&gt;[.A1396];[.B1396]+1;[.B1396])"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table:formula="of:=IF([.A1398]&gt;[.A1397];[.B1397]+1;[.B1397])"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table:formula="of:=IF([.A1399]&gt;[.A1398];[.B1398]+1;[.B1398])"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table:formula="of:=IF([.A1400]&gt;[.A1399];[.B1399]+1;[.B1399])"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table:formula="of:=IF([.A1401]&gt;[.A1400];[.B1400]+1;[.B1400])"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table:formula="of:=IF([.A1402]&gt;[.A1401];[.B1401]+1;[.B1401])"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table:formula="of:=IF([.A1403]&gt;[.A1402];[.B1402]+1;[.B1402])"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table:formula="of:=IF([.A1404]&gt;[.A1403];[.B1403]+1;[.B1403])"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table:formula="of:=IF([.A1405]&gt;[.A1404];[.B1404]+1;[.B1404])"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table:formula="of:=IF([.A1406]&gt;[.A1405];[.B1405]+1;[.B1405])"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table:formula="of:=IF([.A1407]&gt;[.A1406];[.B1406]+1;[.B1406])"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table:formula="of:=IF([.A1408]&gt;[.A1407];[.B1407]+1;[.B1407])"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table:formula="of:=IF([.A1409]&gt;[.A1408];[.B1408]+1;[.B1408])"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table:formula="of:=IF([.A1410]&gt;[.A1409];[.B1409]+1;[.B1409])"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table:formula="of:=IF([.A1411]&gt;[.A1410];[.B1410]+1;[.B1410])"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table:formula="of:=IF([.A1412]&gt;[.A1411];[.B1411]+1;[.B1411])"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table:formula="of:=IF([.A1413]&gt;[.A1412];[.B1412]+1;[.B1412])"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table:formula="of:=IF([.A1414]&gt;[.A1413];[.B1413]+1;[.B1413])"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table:formula="of:=IF([.A1415]&gt;[.A1414];[.B1414]+1;[.B1414])"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table:formula="of:=IF([.A1416]&gt;[.A1415];[.B1415]+1;[.B1415])"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table:formula="of:=IF([.A1417]&gt;[.A1416];[.B1416]+1;[.B1416])"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table:formula="of:=IF([.A1418]&gt;[.A1417];[.B1417]+1;[.B1417])"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table:formula="of:=IF([.A1419]&gt;[.A1418];[.B1418]+1;[.B1418])"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table:formula="of:=IF([.A1420]&gt;[.A1419];[.B1419]+1;[.B1419])"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table:formula="of:=IF([.A1421]&gt;[.A1420];[.B1420]+1;[.B1420])"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table:formula="of:=IF([.A1422]&gt;[.A1421];[.B1421]+1;[.B1421])"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table:formula="of:=IF([.A1423]&gt;[.A1422];[.B1422]+1;[.B1422])"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table:formula="of:=IF([.A1424]&gt;[.A1423];[.B1423]+1;[.B1423])"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table:formula="of:=IF([.A1425]&gt;[.A1424];[.B1424]+1;[.B1424])"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table:formula="of:=IF([.A1426]&gt;[.A1425];[.B1425]+1;[.B1425])"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table:formula="of:=IF([.A1427]&gt;[.A1426];[.B1426]+1;[.B1426])"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table:formula="of:=IF([.A1428]&gt;[.A1427];[.B1427]+1;[.B1427])"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table:formula="of:=IF([.A1429]&gt;[.A1428];[.B1428]+1;[.B1428])"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table:formula="of:=IF([.A1430]&gt;[.A1429];[.B1429]+1;[.B1429])"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table:formula="of:=IF([.A1431]&gt;[.A1430];[.B1430]+1;[.B1430])"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table:formula="of:=IF([.A1432]&gt;[.A1431];[.B1431]+1;[.B1431])"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table:formula="of:=IF([.A1433]&gt;[.A1432];[.B1432]+1;[.B1432])"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table:formula="of:=IF([.A1434]&gt;[.A1433];[.B1433]+1;[.B1433])"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table:formula="of:=IF([.A1435]&gt;[.A1434];[.B1434]+1;[.B1434])"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table:formula="of:=IF([.A1436]&gt;[.A1435];[.B1435]+1;[.B1435])"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table:formula="of:=IF([.A1437]&gt;[.A1436];[.B1436]+1;[.B1436])"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table:formula="of:=IF([.A1438]&gt;[.A1437];[.B1437]+1;[.B1437])"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table:formula="of:=IF([.A1439]&gt;[.A1438];[.B1438]+1;[.B1438])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table:formula="of:=IF([.A1440]&gt;[.A1439];[.B1439]+1;[.B1439])"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table:formula="of:=IF([.A1441]&gt;[.A1440];[.B1440]+1;[.B1440])"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table:formula="of:=IF([.A1442]&gt;[.A1441];[.B1441]+1;[.B1441])"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table:formula="of:=IF([.A1443]&gt;[.A1442];[.B1442]+1;[.B1442])"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table:formula="of:=IF([.A1444]&gt;[.A1443];[.B1443]+1;[.B1443])"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table:formula="of:=IF([.A1445]&gt;[.A1444];[.B1444]+1;[.B1444])"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table:formula="of:=IF([.A1446]&gt;[.A1445];[.B1445]+1;[.B1445]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table:formula="of:=IF([.A1447]&gt;[.A1446];[.B1446]+1;[.B1446]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table:formula="of:=IF([.A1448]&gt;[.A1447];[.B1447]+1;[.B1447])"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table:formula="of:=IF([.A1449]&gt;[.A1448];[.B1448]+1;[.B1448])"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table:formula="of:=IF([.A1450]&gt;[.A1449];[.B1449]+1;[.B1449])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table:formula="of:=IF([.A1451]&gt;[.A1450];[.B1450]+1;[.B1450])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table:formula="of:=IF([.A1452]&gt;[.A1451];[.B1451]+1;[.B1451])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table:formula="of:=IF([.A1453]&gt;[.A1452];[.B1452]+1;[.B1452])"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table:formula="of:=IF([.A1454]&gt;[.A1453];[.B1453]+1;[.B1453])"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table:formula="of:=IF([.A1455]&gt;[.A1454];[.B1454]+1;[.B1454])"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table:formula="of:=IF([.A1456]&gt;[.A1455];[.B1455]+1;[.B1455])"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table:formula="of:=IF([.A1457]&gt;[.A1456];[.B1456]+1;[.B1456])"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table:formula="of:=IF([.A1458]&gt;[.A1457];[.B1457]+1;[.B1457])"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table:formula="of:=IF([.A1459]&gt;[.A1458];[.B1458]+1;[.B1458])"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table:formula="of:=IF([.A1460]&gt;[.A1459];[.B1459]+1;[.B1459])"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table:formula="of:=IF([.A1461]&gt;[.A1460];[.B1460]+1;[.B1460])"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table:formula="of:=IF([.A1462]&gt;[.A1461];[.B1461]+1;[.B1461])"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table:formula="of:=IF([.A1463]&gt;[.A1462];[.B1462]+1;[.B1462])"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table:formula="of:=IF([.A1464]&gt;[.A1463];[.B1463]+1;[.B1463])"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table:formula="of:=IF([.A1465]&gt;[.A1464];[.B1464]+1;[.B1464])"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table:formula="of:=IF([.A1466]&gt;[.A1465];[.B1465]+1;[.B1465])"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table:formula="of:=IF([.A1467]&gt;[.A1466];[.B1466]+1;[.B1466])"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table:formula="of:=IF([.A1468]&gt;[.A1467];[.B1467]+1;[.B1467])"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table:formula="of:=IF([.A1469]&gt;[.A1468];[.B1468]+1;[.B1468])"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table:formula="of:=IF([.A1470]&gt;[.A1469];[.B1469]+1;[.B1469])"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table:formula="of:=IF([.A1471]&gt;[.A1470];[.B1470]+1;[.B1470])"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table:formula="of:=IF([.A1472]&gt;[.A1471];[.B1471]+1;[.B1471])"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table:formula="of:=IF([.A1473]&gt;[.A1472];[.B1472]+1;[.B1472])"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table:formula="of:=IF([.A1474]&gt;[.A1473];[.B1473]+1;[.B1473])"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table:formula="of:=IF([.A1475]&gt;[.A1474];[.B1474]+1;[.B1474])"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table:formula="of:=IF([.A1476]&gt;[.A1475];[.B1475]+1;[.B1475])"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table:formula="of:=IF([.A1477]&gt;[.A1476];[.B1476]+1;[.B1476])"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table:formula="of:=IF([.A1478]&gt;[.A1477];[.B1477]+1;[.B1477])"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table:formula="of:=IF([.A1479]&gt;[.A1478];[.B1478]+1;[.B1478])"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table:formula="of:=IF([.A1480]&gt;[.A1479];[.B1479]+1;[.B1479])"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table:formula="of:=IF([.A1481]&gt;[.A1480];[.B1480]+1;[.B1480])"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table:formula="of:=IF([.A1482]&gt;[.A1481];[.B1481]+1;[.B1481])"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table:formula="of:=IF([.A1483]&gt;[.A1482];[.B1482]+1;[.B1482])"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table:formula="of:=IF([.A1484]&gt;[.A1483];[.B1483]+1;[.B1483])"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table:formula="of:=IF([.A1485]&gt;[.A1484];[.B1484]+1;[.B1484])"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table:formula="of:=IF([.A1486]&gt;[.A1485];[.B1485]+1;[.B1485])"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table:formula="of:=IF([.A1487]&gt;[.A1486];[.B1486]+1;[.B1486])"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table:formula="of:=IF([.A1488]&gt;[.A1487];[.B1487]+1;[.B1487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table:formula="of:=IF([.A1489]&gt;[.A1488];[.B1488]+1;[.B1488])"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table:formula="of:=IF([.A1490]&gt;[.A1489];[.B1489]+1;[.B1489])"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table:formula="of:=IF([.A1491]&gt;[.A1490];[.B1490]+1;[.B1490])"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table:formula="of:=IF([.A1492]&gt;[.A1491];[.B1491]+1;[.B1491])"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table:formula="of:=IF([.A1493]&gt;[.A1492];[.B1492]+1;[.B1492])"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table:formula="of:=IF([.A1494]&gt;[.A1493];[.B1493]+1;[.B1493])"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table:formula="of:=IF([.A1495]&gt;[.A1494];[.B1494]+1;[.B1494])"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table:formula="of:=IF([.A1496]&gt;[.A1495];[.B1495]+1;[.B1495])"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table:formula="of:=IF([.A1497]&gt;[.A1496];[.B1496]+1;[.B1496])"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table:formula="of:=IF([.A1498]&gt;[.A1497];[.B1497]+1;[.B1497])"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table:formula="of:=IF([.A1499]&gt;[.A1498];[.B1498]+1;[.B1498])"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table:formula="of:=IF([.A1500]&gt;[.A1499];[.B1499]+1;[.B1499])"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table:formula="of:=IF([.A1501]&gt;[.A1500];[.B1500]+1;[.B1500])"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table:formula="of:=IF([.A1502]&gt;[.A1501];[.B1501]+1;[.B1501])"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table:formula="of:=IF([.A1503]&gt;[.A1502];[.B1502]+1;[.B1502])"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table:formula="of:=IF([.A1504]&gt;[.A1503];[.B1503]+1;[.B1503])"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table:formula="of:=IF([.A1505]&gt;[.A1504];[.B1504]+1;[.B1504])"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table:formula="of:=IF([.A1506]&gt;[.A1505];[.B1505]+1;[.B1505])"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table:formula="of:=IF([.A1507]&gt;[.A1506];[.B1506]+1;[.B1506])"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table:formula="of:=IF([.A1508]&gt;[.A1507];[.B1507]+1;[.B1507])"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table:formula="of:=IF([.A1509]&gt;[.A1508];[.B1508]+1;[.B1508])"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table:formula="of:=IF([.A1510]&gt;[.A1509];[.B1509]+1;[.B1509])"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table:formula="of:=IF([.A1511]&gt;[.A1510];[.B1510]+1;[.B1510])"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table:formula="of:=IF([.A1512]&gt;[.A1511];[.B1511]+1;[.B1511])"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table:formula="of:=IF([.A1513]&gt;[.A1512];[.B1512]+1;[.B1512])"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table:formula="of:=IF([.A1514]&gt;[.A1513];[.B1513]+1;[.B1513])"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table:formula="of:=IF([.A1515]&gt;[.A1514];[.B1514]+1;[.B1514])"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table:formula="of:=IF([.A1516]&gt;[.A1515];[.B1515]+1;[.B1515])"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table:formula="of:=IF([.A1517]&gt;[.A1516];[.B1516]+1;[.B1516])"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table:formula="of:=IF([.A1518]&gt;[.A1517];[.B1517]+1;[.B1517])"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table:formula="of:=IF([.A1519]&gt;[.A1518];[.B1518]+1;[.B1518])"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table:formula="of:=IF([.A1520]&gt;[.A1519];[.B1519]+1;[.B1519])"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table:formula="of:=IF([.A1521]&gt;[.A1520];[.B1520]+1;[.B1520])"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table:formula="of:=IF([.A1522]&gt;[.A1521];[.B1521]+1;[.B1521])"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table:formula="of:=IF([.A1523]&gt;[.A1522];[.B1522]+1;[.B1522])"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table:formula="of:=IF([.A1524]&gt;[.A1523];[.B1523]+1;[.B1523])"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table:formula="of:=IF([.A1525]&gt;[.A1524];[.B1524]+1;[.B1524])"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table:formula="of:=IF([.A1526]&gt;[.A1525];[.B1525]+1;[.B1525])"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table:formula="of:=IF([.A1527]&gt;[.A1526];[.B1526]+1;[.B1526])"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4454" calcext:value-type="float">
            <text:p>4454</text:p>
          </table:table-cell>
          <table:table-cell table:formula="of:=IF([.A1528]&gt;[.A1527];[.B1527]+1;[.B1527])"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table:formula="of:=IF([.A1529]&gt;[.A1528];[.B1528]+1;[.B1528])"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table:formula="of:=IF([.A1530]&gt;[.A1529];[.B1529]+1;[.B1529])"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table:formula="of:=IF([.A1531]&gt;[.A1530];[.B1530]+1;[.B1530])"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table:formula="of:=IF([.A1532]&gt;[.A1531];[.B1531]+1;[.B1531])"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table:formula="of:=IF([.A1533]&gt;[.A1532];[.B1532]+1;[.B1532])"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table:formula="of:=IF([.A1534]&gt;[.A1533];[.B1533]+1;[.B1533])"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table:formula="of:=IF([.A1535]&gt;[.A1534];[.B1534]+1;[.B1534])"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  <table:table-cell table:formula="of:=IF([.A1536]&gt;[.A1535];[.B1535]+1;[.B1535])"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table:formula="of:=IF([.A1537]&gt;[.A1536];[.B1536]+1;[.B1536])"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table:formula="of:=IF([.A1538]&gt;[.A1537];[.B1537]+1;[.B1537])"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table:formula="of:=IF([.A1539]&gt;[.A1538];[.B1538]+1;[.B1538])"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table:formula="of:=IF([.A1540]&gt;[.A1539];[.B1539]+1;[.B1539])"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table:formula="of:=IF([.A1541]&gt;[.A1540];[.B1540]+1;[.B1540])"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table:formula="of:=IF([.A1542]&gt;[.A1541];[.B1541]+1;[.B1541])"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table:formula="of:=IF([.A1543]&gt;[.A1542];[.B1542]+1;[.B1542])"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4538" calcext:value-type="float">
            <text:p>4538</text:p>
          </table:table-cell>
          <table:table-cell table:formula="of:=IF([.A1544]&gt;[.A1543];[.B1543]+1;[.B1543])"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table:formula="of:=IF([.A1545]&gt;[.A1544];[.B1544]+1;[.B1544])"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  <table:table-cell table:formula="of:=IF([.A1546]&gt;[.A1545];[.B1545]+1;[.B1545])"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table:formula="of:=IF([.A1547]&gt;[.A1546];[.B1546]+1;[.B1546])"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table:formula="of:=IF([.A1548]&gt;[.A1547];[.B1547]+1;[.B1547])"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table:formula="of:=IF([.A1549]&gt;[.A1548];[.B1548]+1;[.B1548])"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table:formula="of:=IF([.A1550]&gt;[.A1549];[.B1549]+1;[.B1549])"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table:formula="of:=IF([.A1551]&gt;[.A1550];[.B1550]+1;[.B1550])"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table:formula="of:=IF([.A1552]&gt;[.A1551];[.B1551]+1;[.B1551])"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table:formula="of:=IF([.A1553]&gt;[.A1552];[.B1552]+1;[.B1552])"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table:formula="of:=IF([.A1554]&gt;[.A1553];[.B1553]+1;[.B1553])"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table:formula="of:=IF([.A1555]&gt;[.A1554];[.B1554]+1;[.B1554])"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table:formula="of:=IF([.A1556]&gt;[.A1555];[.B1555]+1;[.B1555])"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table:formula="of:=IF([.A1557]&gt;[.A1556];[.B1556]+1;[.B1556])"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table:formula="of:=IF([.A1558]&gt;[.A1557];[.B1557]+1;[.B1557])"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table:formula="of:=IF([.A1559]&gt;[.A1558];[.B1558]+1;[.B1558])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table:formula="of:=IF([.A1560]&gt;[.A1559];[.B1559]+1;[.B1559])"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table:formula="of:=IF([.A1561]&gt;[.A1560];[.B1560]+1;[.B1560])"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table:formula="of:=IF([.A1562]&gt;[.A1561];[.B1561]+1;[.B1561])"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table:formula="of:=IF([.A1563]&gt;[.A1562];[.B1562]+1;[.B1562])"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table:formula="of:=IF([.A1564]&gt;[.A1563];[.B1563]+1;[.B1563])"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table:formula="of:=IF([.A1565]&gt;[.A1564];[.B1564]+1;[.B1564])"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table:formula="of:=IF([.A1566]&gt;[.A1565];[.B1565]+1;[.B1565])"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table:formula="of:=IF([.A1567]&gt;[.A1566];[.B1566]+1;[.B1566])"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table:formula="of:=IF([.A1568]&gt;[.A1567];[.B1567]+1;[.B1567])"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table:formula="of:=IF([.A1569]&gt;[.A1568];[.B1568]+1;[.B1568])"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table:formula="of:=IF([.A1570]&gt;[.A1569];[.B1569]+1;[.B1569])"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table:formula="of:=IF([.A1571]&gt;[.A1570];[.B1570]+1;[.B1570])"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table:formula="of:=IF([.A1572]&gt;[.A1571];[.B1571]+1;[.B1571])"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table:formula="of:=IF([.A1573]&gt;[.A1572];[.B1572]+1;[.B1572])"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table:formula="of:=IF([.A1574]&gt;[.A1573];[.B1573]+1;[.B1573])"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table:formula="of:=IF([.A1575]&gt;[.A1574];[.B1574]+1;[.B1574])"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table:formula="of:=IF([.A1576]&gt;[.A1575];[.B1575]+1;[.B1575])"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table:formula="of:=IF([.A1577]&gt;[.A1576];[.B1576]+1;[.B1576])"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table:formula="of:=IF([.A1578]&gt;[.A1577];[.B1577]+1;[.B1577])"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table:formula="of:=IF([.A1579]&gt;[.A1578];[.B1578]+1;[.B1578])"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table:formula="of:=IF([.A1580]&gt;[.A1579];[.B1579]+1;[.B1579])"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4638" calcext:value-type="float">
            <text:p>4638</text:p>
          </table:table-cell>
          <table:table-cell table:formula="of:=IF([.A1581]&gt;[.A1580];[.B1580]+1;[.B1580])"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table:formula="of:=IF([.A1582]&gt;[.A1581];[.B1581]+1;[.B1581])"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table:formula="of:=IF([.A1583]&gt;[.A1582];[.B1582]+1;[.B1582])"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table:formula="of:=IF([.A1584]&gt;[.A1583];[.B1583]+1;[.B1583])"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table:formula="of:=IF([.A1585]&gt;[.A1584];[.B1584]+1;[.B1584])"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table:formula="of:=IF([.A1586]&gt;[.A1585];[.B1585]+1;[.B1585])"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table:formula="of:=IF([.A1587]&gt;[.A1586];[.B1586]+1;[.B1586])"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table:formula="of:=IF([.A1588]&gt;[.A1587];[.B1587]+1;[.B1587])"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table:formula="of:=IF([.A1589]&gt;[.A1588];[.B1588]+1;[.B1588])"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table:formula="of:=IF([.A1590]&gt;[.A1589];[.B1589]+1;[.B1589])"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table:formula="of:=IF([.A1591]&gt;[.A1590];[.B1590]+1;[.B1590])"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table:formula="of:=IF([.A1592]&gt;[.A1591];[.B1591]+1;[.B1591])"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table:formula="of:=IF([.A1593]&gt;[.A1592];[.B1592]+1;[.B1592])"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table:formula="of:=IF([.A1594]&gt;[.A1593];[.B1593]+1;[.B1593])"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table:formula="of:=IF([.A1595]&gt;[.A1594];[.B1594]+1;[.B1594])"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table:formula="of:=IF([.A1596]&gt;[.A1595];[.B1595]+1;[.B1595])"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table:formula="of:=IF([.A1597]&gt;[.A1596];[.B1596]+1;[.B1596])"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table:formula="of:=IF([.A1598]&gt;[.A1597];[.B1597]+1;[.B1597])"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table:formula="of:=IF([.A1599]&gt;[.A1598];[.B1598]+1;[.B1598])"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table:formula="of:=IF([.A1600]&gt;[.A1599];[.B1599]+1;[.B1599])"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  <table:table-cell table:formula="of:=IF([.A1601]&gt;[.A1600];[.B1600]+1;[.B1600])"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table:formula="of:=IF([.A1602]&gt;[.A1601];[.B1601]+1;[.B1601])"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table:formula="of:=IF([.A1603]&gt;[.A1602];[.B1602]+1;[.B1602])"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  <table:table-cell table:formula="of:=IF([.A1604]&gt;[.A1603];[.B1603]+1;[.B1603])"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  <table:table-cell table:formula="of:=IF([.A1605]&gt;[.A1604];[.B1604]+1;[.B1604])"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table:formula="of:=IF([.A1606]&gt;[.A1605];[.B1605]+1;[.B1605])"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table:formula="of:=IF([.A1607]&gt;[.A1606];[.B1606]+1;[.B1606])"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table:formula="of:=IF([.A1608]&gt;[.A1607];[.B1607]+1;[.B1607])"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table:formula="of:=IF([.A1609]&gt;[.A1608];[.B1608]+1;[.B1608])"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table:formula="of:=IF([.A1610]&gt;[.A1609];[.B1609]+1;[.B1609])"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table:formula="of:=IF([.A1611]&gt;[.A1610];[.B1610]+1;[.B1610])"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table:formula="of:=IF([.A1612]&gt;[.A1611];[.B1611]+1;[.B1611])"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table:formula="of:=IF([.A1613]&gt;[.A1612];[.B1612]+1;[.B1612])"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table:formula="of:=IF([.A1614]&gt;[.A1613];[.B1613]+1;[.B1613])"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table:formula="of:=IF([.A1615]&gt;[.A1614];[.B1614]+1;[.B1614])"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table:formula="of:=IF([.A1616]&gt;[.A1615];[.B1615]+1;[.B1615])"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table:formula="of:=IF([.A1617]&gt;[.A1616];[.B1616]+1;[.B1616])"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table:formula="of:=IF([.A1618]&gt;[.A1617];[.B1617]+1;[.B1617])"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table:formula="of:=IF([.A1619]&gt;[.A1618];[.B1618]+1;[.B1618])"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table:formula="of:=IF([.A1620]&gt;[.A1619];[.B1619]+1;[.B1619])"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table:formula="of:=IF([.A1621]&gt;[.A1620];[.B1620]+1;[.B1620])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table:formula="of:=IF([.A1622]&gt;[.A1621];[.B1621]+1;[.B1621])"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table:formula="of:=IF([.A1623]&gt;[.A1622];[.B1622]+1;[.B1622])"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table:formula="of:=IF([.A1624]&gt;[.A1623];[.B1623]+1;[.B1623])"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table:formula="of:=IF([.A1625]&gt;[.A1624];[.B1624]+1;[.B1624])"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table:formula="of:=IF([.A1626]&gt;[.A1625];[.B1625]+1;[.B1625])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table:formula="of:=IF([.A1627]&gt;[.A1626];[.B1626]+1;[.B1626])"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table:formula="of:=IF([.A1628]&gt;[.A1627];[.B1627]+1;[.B1627])"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  <table:table-cell table:formula="of:=IF([.A1629]&gt;[.A1628];[.B1628]+1;[.B1628])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  <table:table-cell table:formula="of:=IF([.A1630]&gt;[.A1629];[.B1629]+1;[.B1629])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table:formula="of:=IF([.A1631]&gt;[.A1630];[.B1630]+1;[.B1630])"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table:formula="of:=IF([.A1632]&gt;[.A1631];[.B1631]+1;[.B1631])"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table:formula="of:=IF([.A1633]&gt;[.A1632];[.B1632]+1;[.B1632])"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table:formula="of:=IF([.A1634]&gt;[.A1633];[.B1633]+1;[.B1633])"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table:formula="of:=IF([.A1635]&gt;[.A1634];[.B1634]+1;[.B1634])"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  <table:table-cell table:formula="of:=IF([.A1636]&gt;[.A1635];[.B1635]+1;[.B1635])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table:formula="of:=IF([.A1637]&gt;[.A1636];[.B1636]+1;[.B1636])"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table:formula="of:=IF([.A1638]&gt;[.A1637];[.B1637]+1;[.B1637])"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table:formula="of:=IF([.A1639]&gt;[.A1638];[.B1638]+1;[.B1638])"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  <table:table-cell table:formula="of:=IF([.A1640]&gt;[.A1639];[.B1639]+1;[.B1639])"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table:formula="of:=IF([.A1641]&gt;[.A1640];[.B1640]+1;[.B1640])"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table:formula="of:=IF([.A1642]&gt;[.A1641];[.B1641]+1;[.B1641])"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table:formula="of:=IF([.A1643]&gt;[.A1642];[.B1642]+1;[.B1642])"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table:formula="of:=IF([.A1644]&gt;[.A1643];[.B1643]+1;[.B1643])"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table:formula="of:=IF([.A1645]&gt;[.A1644];[.B1644]+1;[.B1644])"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table:formula="of:=IF([.A1646]&gt;[.A1645];[.B1645]+1;[.B1645])"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  <table:table-cell table:formula="of:=IF([.A1647]&gt;[.A1646];[.B1646]+1;[.B1646])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table:formula="of:=IF([.A1648]&gt;[.A1647];[.B1647]+1;[.B1647])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  <table:table-cell table:formula="of:=IF([.A1649]&gt;[.A1648];[.B1648]+1;[.B1648])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  <table:table-cell table:formula="of:=IF([.A1650]&gt;[.A1649];[.B1649]+1;[.B1649])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table:formula="of:=IF([.A1651]&gt;[.A1650];[.B1650]+1;[.B1650])"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table:formula="of:=IF([.A1652]&gt;[.A1651];[.B1651]+1;[.B1651])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table:formula="of:=IF([.A1653]&gt;[.A1652];[.B1652]+1;[.B1652])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table:formula="of:=IF([.A1654]&gt;[.A1653];[.B1653]+1;[.B1653])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table:formula="of:=IF([.A1655]&gt;[.A1654];[.B1654]+1;[.B1654])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table:formula="of:=IF([.A1656]&gt;[.A1655];[.B1655]+1;[.B1655])"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table:formula="of:=IF([.A1657]&gt;[.A1656];[.B1656]+1;[.B1656])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table:formula="of:=IF([.A1658]&gt;[.A1657];[.B1657]+1;[.B1657])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  <table:table-cell table:formula="of:=IF([.A1659]&gt;[.A1658];[.B1658]+1;[.B1658])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  <table:table-cell table:formula="of:=IF([.A1660]&gt;[.A1659];[.B1659]+1;[.B1659])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table:formula="of:=IF([.A1661]&gt;[.A1660];[.B1660]+1;[.B1660])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table:formula="of:=IF([.A1662]&gt;[.A1661];[.B1661]+1;[.B1661])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table:formula="of:=IF([.A1663]&gt;[.A1662];[.B1662]+1;[.B1662])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table:formula="of:=IF([.A1664]&gt;[.A1663];[.B1663]+1;[.B1663])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table:formula="of:=IF([.A1665]&gt;[.A1664];[.B1664]+1;[.B1664])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table:formula="of:=IF([.A1666]&gt;[.A1665];[.B1665]+1;[.B1665])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table:formula="of:=IF([.A1667]&gt;[.A1666];[.B1666]+1;[.B1666])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table:formula="of:=IF([.A1668]&gt;[.A1667];[.B1667]+1;[.B1667])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table:formula="of:=IF([.A1669]&gt;[.A1668];[.B1668]+1;[.B1668])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table:formula="of:=IF([.A1670]&gt;[.A1669];[.B1669]+1;[.B1669])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table:formula="of:=IF([.A1671]&gt;[.A1670];[.B1670]+1;[.B1670])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table:formula="of:=IF([.A1672]&gt;[.A1671];[.B1671]+1;[.B1671])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table:formula="of:=IF([.A1673]&gt;[.A1672];[.B1672]+1;[.B1672])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  <table:table-cell table:formula="of:=IF([.A1674]&gt;[.A1673];[.B1673]+1;[.B1673])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table:formula="of:=IF([.A1675]&gt;[.A1674];[.B1674]+1;[.B1674])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table:formula="of:=IF([.A1676]&gt;[.A1675];[.B1675]+1;[.B1675])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table:formula="of:=IF([.A1677]&gt;[.A1676];[.B1676]+1;[.B1676])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table:formula="of:=IF([.A1678]&gt;[.A1677];[.B1677]+1;[.B1677])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table:formula="of:=IF([.A1679]&gt;[.A1678];[.B1678]+1;[.B1678])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table:formula="of:=IF([.A1680]&gt;[.A1679];[.B1679]+1;[.B1679])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table:formula="of:=IF([.A1681]&gt;[.A1680];[.B1680]+1;[.B1680])"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table:formula="of:=IF([.A1682]&gt;[.A1681];[.B1681]+1;[.B1681])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table:formula="of:=IF([.A1683]&gt;[.A1682];[.B1682]+1;[.B1682])"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table:formula="of:=IF([.A1684]&gt;[.A1683];[.B1683]+1;[.B1683])"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table:formula="of:=IF([.A1685]&gt;[.A1684];[.B1684]+1;[.B1684])"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table:formula="of:=IF([.A1686]&gt;[.A1685];[.B1685]+1;[.B1685])"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table:formula="of:=IF([.A1687]&gt;[.A1686];[.B1686]+1;[.B1686])"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table:formula="of:=IF([.A1688]&gt;[.A1687];[.B1687]+1;[.B1687])"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table:formula="of:=IF([.A1689]&gt;[.A1688];[.B1688]+1;[.B1688])"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table:formula="of:=IF([.A1690]&gt;[.A1689];[.B1689]+1;[.B1689])"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table:formula="of:=IF([.A1691]&gt;[.A1690];[.B1690]+1;[.B1690])"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table:formula="of:=IF([.A1692]&gt;[.A1691];[.B1691]+1;[.B1691])"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table:formula="of:=IF([.A1693]&gt;[.A1692];[.B1692]+1;[.B1692])"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table:formula="of:=IF([.A1694]&gt;[.A1693];[.B1693]+1;[.B1693])"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table:formula="of:=IF([.A1695]&gt;[.A1694];[.B1694]+1;[.B1694])"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table:formula="of:=IF([.A1696]&gt;[.A1695];[.B1695]+1;[.B1695])"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table:formula="of:=IF([.A1697]&gt;[.A1696];[.B1696]+1;[.B1696])"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table:formula="of:=IF([.A1698]&gt;[.A1697];[.B1697]+1;[.B1697])"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  <table:table-cell table:formula="of:=IF([.A1699]&gt;[.A1698];[.B1698]+1;[.B1698])"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table:formula="of:=IF([.A1700]&gt;[.A1699];[.B1699]+1;[.B1699])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IF([.A1701]&gt;[.A1700];[.B1700]+1;[.B1700])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table:formula="of:=IF([.A1702]&gt;[.A1701];[.B1701]+1;[.B1701])"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table:formula="of:=IF([.A1703]&gt;[.A1702];[.B1702]+1;[.B1702])"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table:formula="of:=IF([.A1704]&gt;[.A1703];[.B1703]+1;[.B1703])"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table:formula="of:=IF([.A1705]&gt;[.A1704];[.B1704]+1;[.B1704])"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IF([.A1706]&gt;[.A1705];[.B1705]+1;[.B1705])"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table:formula="of:=IF([.A1707]&gt;[.A1706];[.B1706]+1;[.B1706])"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IF([.A1708]&gt;[.A1707];[.B1707]+1;[.B1707])"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table:formula="of:=IF([.A1709]&gt;[.A1708];[.B1708]+1;[.B1708])"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  <table:table-cell table:formula="of:=IF([.A1710]&gt;[.A1709];[.B1709]+1;[.B1709])"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table:formula="of:=IF([.A1711]&gt;[.A1710];[.B1710]+1;[.B1710])"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table:formula="of:=IF([.A1712]&gt;[.A1711];[.B1711]+1;[.B1711])"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table:formula="of:=IF([.A1713]&gt;[.A1712];[.B1712]+1;[.B1712])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IF([.A1714]&gt;[.A1713];[.B1713]+1;[.B1713])"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table:formula="of:=IF([.A1715]&gt;[.A1714];[.B1714]+1;[.B1714])"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table:formula="of:=IF([.A1716]&gt;[.A1715];[.B1715]+1;[.B1715])"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table:formula="of:=IF([.A1717]&gt;[.A1716];[.B1716]+1;[.B1716])"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table:formula="of:=IF([.A1718]&gt;[.A1717];[.B1717]+1;[.B1717])"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table:formula="of:=IF([.A1719]&gt;[.A1718];[.B1718]+1;[.B1718])"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table:formula="of:=IF([.A1720]&gt;[.A1719];[.B1719]+1;[.B1719])"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table:formula="of:=IF([.A1721]&gt;[.A1720];[.B1720]+1;[.B1720])"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table:formula="of:=IF([.A1722]&gt;[.A1721];[.B1721]+1;[.B1721])"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  <table:table-cell table:formula="of:=IF([.A1723]&gt;[.A1722];[.B1722]+1;[.B1722])"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table:formula="of:=IF([.A1724]&gt;[.A1723];[.B1723]+1;[.B1723])"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IF([.A1725]&gt;[.A1724];[.B1724]+1;[.B1724])"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table:formula="of:=IF([.A1726]&gt;[.A1725];[.B1725]+1;[.B1725])"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table:formula="of:=IF([.A1727]&gt;[.A1726];[.B1726]+1;[.B1726])"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table:formula="of:=IF([.A1728]&gt;[.A1727];[.B1727]+1;[.B1727])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table:formula="of:=IF([.A1729]&gt;[.A1728];[.B1728]+1;[.B1728])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table:formula="of:=IF([.A1730]&gt;[.A1729];[.B1729]+1;[.B1729])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table:formula="of:=IF([.A1731]&gt;[.A1730];[.B1730]+1;[.B1730])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table:formula="of:=IF([.A1732]&gt;[.A1731];[.B1731]+1;[.B1731])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table:formula="of:=IF([.A1733]&gt;[.A1732];[.B1732]+1;[.B1732])"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table:formula="of:=IF([.A1734]&gt;[.A1733];[.B1733]+1;[.B1733])"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table:formula="of:=IF([.A1735]&gt;[.A1734];[.B1734]+1;[.B1734])"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table:formula="of:=IF([.A1736]&gt;[.A1735];[.B1735]+1;[.B1735])"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table:formula="of:=IF([.A1737]&gt;[.A1736];[.B1736]+1;[.B1736])"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table:formula="of:=IF([.A1738]&gt;[.A1737];[.B1737]+1;[.B1737])"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table:formula="of:=IF([.A1739]&gt;[.A1738];[.B1738]+1;[.B1738])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table:formula="of:=IF([.A1740]&gt;[.A1739];[.B1739]+1;[.B1739])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table:formula="of:=IF([.A1741]&gt;[.A1740];[.B1740]+1;[.B1740])"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table:formula="of:=IF([.A1742]&gt;[.A1741];[.B1741]+1;[.B1741])"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table:formula="of:=IF([.A1743]&gt;[.A1742];[.B1742]+1;[.B1742])"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table:formula="of:=IF([.A1744]&gt;[.A1743];[.B1743]+1;[.B1743])"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table:formula="of:=IF([.A1745]&gt;[.A1744];[.B1744]+1;[.B1744])"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table:formula="of:=IF([.A1746]&gt;[.A1745];[.B1745]+1;[.B1745])"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table:formula="of:=IF([.A1747]&gt;[.A1746];[.B1746]+1;[.B1746])"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table:formula="of:=IF([.A1748]&gt;[.A1747];[.B1747]+1;[.B1747])"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table:formula="of:=IF([.A1749]&gt;[.A1748];[.B1748]+1;[.B1748])"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table:formula="of:=IF([.A1750]&gt;[.A1749];[.B1749]+1;[.B1749])"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table:formula="of:=IF([.A1751]&gt;[.A1750];[.B1750]+1;[.B1750])"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table:formula="of:=IF([.A1752]&gt;[.A1751];[.B1751]+1;[.B1751])"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table:formula="of:=IF([.A1753]&gt;[.A1752];[.B1752]+1;[.B1752])"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table:formula="of:=IF([.A1754]&gt;[.A1753];[.B1753]+1;[.B1753])"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table:formula="of:=IF([.A1755]&gt;[.A1754];[.B1754]+1;[.B1754])"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  <table:table-cell table:formula="of:=IF([.A1756]&gt;[.A1755];[.B1755]+1;[.B1755])"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 table:formula="of:=IF([.A1757]&gt;[.A1756];[.B1756]+1;[.B1756])"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table:formula="of:=IF([.A1758]&gt;[.A1757];[.B1757]+1;[.B1757])"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table:formula="of:=IF([.A1759]&gt;[.A1758];[.B1758]+1;[.B1758])"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table:formula="of:=IF([.A1760]&gt;[.A1759];[.B1759]+1;[.B1759])"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 table:formula="of:=IF([.A1761]&gt;[.A1760];[.B1760]+1;[.B1760])"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table:formula="of:=IF([.A1762]&gt;[.A1761];[.B1761]+1;[.B1761])"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table:formula="of:=IF([.A1763]&gt;[.A1762];[.B1762]+1;[.B1762])"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table:formula="of:=IF([.A1764]&gt;[.A1763];[.B1763]+1;[.B1763])"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table:formula="of:=IF([.A1765]&gt;[.A1764];[.B1764]+1;[.B1764])"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5197" calcext:value-type="float">
            <text:p>5197</text:p>
          </table:table-cell>
          <table:table-cell table:formula="of:=IF([.A1766]&gt;[.A1765];[.B1765]+1;[.B1765])"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5234" calcext:value-type="float">
            <text:p>5234</text:p>
          </table:table-cell>
          <table:table-cell table:formula="of:=IF([.A1767]&gt;[.A1766];[.B1766]+1;[.B1766])"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table:formula="of:=IF([.A1768]&gt;[.A1767];[.B1767]+1;[.B1767])"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table:formula="of:=IF([.A1769]&gt;[.A1768];[.B1768]+1;[.B1768])"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table:formula="of:=IF([.A1770]&gt;[.A1769];[.B1769]+1;[.B1769])"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table:formula="of:=IF([.A1771]&gt;[.A1770];[.B1770]+1;[.B1770])"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table:formula="of:=IF([.A1772]&gt;[.A1771];[.B1771]+1;[.B1771])"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table:formula="of:=IF([.A1773]&gt;[.A1772];[.B1772]+1;[.B1772])"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table:formula="of:=IF([.A1774]&gt;[.A1773];[.B1773]+1;[.B1773])"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table:formula="of:=IF([.A1775]&gt;[.A1774];[.B1774]+1;[.B1774])"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table:formula="of:=IF([.A1776]&gt;[.A1775];[.B1775]+1;[.B1775])"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  <table:table-cell table:formula="of:=IF([.A1777]&gt;[.A1776];[.B1776]+1;[.B1776])"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table:formula="of:=IF([.A1778]&gt;[.A1777];[.B1777]+1;[.B1777])"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table:formula="of:=IF([.A1779]&gt;[.A1778];[.B1778]+1;[.B1778])"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table:formula="of:=IF([.A1780]&gt;[.A1779];[.B1779]+1;[.B1779])"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table:formula="of:=IF([.A1781]&gt;[.A1780];[.B1780]+1;[.B1780])"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  <table:table-cell table:formula="of:=IF([.A1782]&gt;[.A1781];[.B1781]+1;[.B1781])"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table:formula="of:=IF([.A1783]&gt;[.A1782];[.B1782]+1;[.B1782])"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table:formula="of:=IF([.A1784]&gt;[.A1783];[.B1783]+1;[.B1783])"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table:formula="of:=IF([.A1785]&gt;[.A1784];[.B1784]+1;[.B1784])"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  <table:table-cell table:formula="of:=IF([.A1786]&gt;[.A1785];[.B1785]+1;[.B1785])"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 table:formula="of:=IF([.A1787]&gt;[.A1786];[.B1786]+1;[.B1786])"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5283" calcext:value-type="float">
            <text:p>5283</text:p>
          </table:table-cell>
          <table:table-cell table:formula="of:=IF([.A1788]&gt;[.A1787];[.B1787]+1;[.B1787])"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table:formula="of:=IF([.A1789]&gt;[.A1788];[.B1788]+1;[.B1788])"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table:formula="of:=IF([.A1790]&gt;[.A1789];[.B1789]+1;[.B1789])"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table:formula="of:=IF([.A1791]&gt;[.A1790];[.B1790]+1;[.B1790])"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table:formula="of:=IF([.A1792]&gt;[.A1791];[.B1791]+1;[.B1791])"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5337" calcext:value-type="float">
            <text:p>5337</text:p>
          </table:table-cell>
          <table:table-cell table:formula="of:=IF([.A1793]&gt;[.A1792];[.B1792]+1;[.B1792])"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table:formula="of:=IF([.A1794]&gt;[.A1793];[.B1793]+1;[.B1793])"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table:formula="of:=IF([.A1795]&gt;[.A1794];[.B1794]+1;[.B1794])"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  <table:table-cell table:formula="of:=IF([.A1796]&gt;[.A1795];[.B1795]+1;[.B1795])"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table:formula="of:=IF([.A1797]&gt;[.A1796];[.B1796]+1;[.B1796])"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  <table:table-cell table:formula="of:=IF([.A1798]&gt;[.A1797];[.B1797]+1;[.B1797])"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table:formula="of:=IF([.A1799]&gt;[.A1798];[.B1798]+1;[.B1798])"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table:formula="of:=IF([.A1800]&gt;[.A1799];[.B1799]+1;[.B1799])"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table:formula="of:=IF([.A1801]&gt;[.A1800];[.B1800]+1;[.B1800])"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table:formula="of:=IF([.A1802]&gt;[.A1801];[.B1801]+1;[.B1801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table:formula="of:=IF([.A1803]&gt;[.A1802];[.B1802]+1;[.B1802])"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table:formula="of:=IF([.A1804]&gt;[.A1803];[.B1803]+1;[.B1803])"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table:formula="of:=IF([.A1805]&gt;[.A1804];[.B1804]+1;[.B1804])"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table:formula="of:=IF([.A1806]&gt;[.A1805];[.B1805]+1;[.B1805])"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table:formula="of:=IF([.A1807]&gt;[.A1806];[.B1806]+1;[.B1806])"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table:formula="of:=IF([.A1808]&gt;[.A1807];[.B1807]+1;[.B1807])"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table:formula="of:=IF([.A1809]&gt;[.A1808];[.B1808]+1;[.B1808])"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table:formula="of:=IF([.A1810]&gt;[.A1809];[.B1809]+1;[.B1809])"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table:formula="of:=IF([.A1811]&gt;[.A1810];[.B1810]+1;[.B1810])"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table:formula="of:=IF([.A1812]&gt;[.A1811];[.B1811]+1;[.B1811])"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table:formula="of:=IF([.A1813]&gt;[.A1812];[.B1812]+1;[.B1812])"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table:formula="of:=IF([.A1814]&gt;[.A1813];[.B1813]+1;[.B1813])"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table:formula="of:=IF([.A1815]&gt;[.A1814];[.B1814]+1;[.B1814])"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table:formula="of:=IF([.A1816]&gt;[.A1815];[.B1815]+1;[.B1815])"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table:formula="of:=IF([.A1817]&gt;[.A1816];[.B1816]+1;[.B1816])"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table:formula="of:=IF([.A1818]&gt;[.A1817];[.B1817]+1;[.B1817])"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table:formula="of:=IF([.A1819]&gt;[.A1818];[.B1818]+1;[.B1818])"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table:formula="of:=IF([.A1820]&gt;[.A1819];[.B1819]+1;[.B1819])"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table:formula="of:=IF([.A1821]&gt;[.A1820];[.B1820]+1;[.B1820])"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table:formula="of:=IF([.A1822]&gt;[.A1821];[.B1821]+1;[.B1821])"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table:formula="of:=IF([.A1823]&gt;[.A1822];[.B1822]+1;[.B1822])"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table:formula="of:=IF([.A1824]&gt;[.A1823];[.B1823]+1;[.B1823])"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table:formula="of:=IF([.A1825]&gt;[.A1824];[.B1824]+1;[.B1824])"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table:formula="of:=IF([.A1826]&gt;[.A1825];[.B1825]+1;[.B1825])"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table:formula="of:=IF([.A1827]&gt;[.A1826];[.B1826]+1;[.B1826])"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table:formula="of:=IF([.A1828]&gt;[.A1827];[.B1827]+1;[.B1827])"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table:formula="of:=IF([.A1829]&gt;[.A1828];[.B1828]+1;[.B1828])"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 table:formula="of:=IF([.A1830]&gt;[.A1829];[.B1829]+1;[.B1829])"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table:formula="of:=IF([.A1831]&gt;[.A1830];[.B1830]+1;[.B1830])"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table:formula="of:=IF([.A1832]&gt;[.A1831];[.B1831]+1;[.B1831])"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table:formula="of:=IF([.A1833]&gt;[.A1832];[.B1832]+1;[.B1832])"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table:formula="of:=IF([.A1834]&gt;[.A1833];[.B1833]+1;[.B1833])"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table:formula="of:=IF([.A1835]&gt;[.A1834];[.B1834]+1;[.B1834])"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table:formula="of:=IF([.A1836]&gt;[.A1835];[.B1835]+1;[.B1835])"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table:formula="of:=IF([.A1837]&gt;[.A1836];[.B1836]+1;[.B1836])"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table:formula="of:=IF([.A1838]&gt;[.A1837];[.B1837]+1;[.B1837])"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table:formula="of:=IF([.A1839]&gt;[.A1838];[.B1838]+1;[.B1838])"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table:formula="of:=IF([.A1840]&gt;[.A1839];[.B1839]+1;[.B1839])"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table:formula="of:=IF([.A1841]&gt;[.A1840];[.B1840]+1;[.B1840])"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table:formula="of:=IF([.A1842]&gt;[.A1841];[.B1841]+1;[.B1841])"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table:formula="of:=IF([.A1843]&gt;[.A1842];[.B1842]+1;[.B1842])"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table:formula="of:=IF([.A1844]&gt;[.A1843];[.B1843]+1;[.B1843])"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table:formula="of:=IF([.A1845]&gt;[.A1844];[.B1844]+1;[.B1844])"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table:formula="of:=IF([.A1846]&gt;[.A1845];[.B1845]+1;[.B1845])"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table:formula="of:=IF([.A1847]&gt;[.A1846];[.B1846]+1;[.B1846])"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table:formula="of:=IF([.A1848]&gt;[.A1847];[.B1847]+1;[.B1847])"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table:formula="of:=IF([.A1849]&gt;[.A1848];[.B1848]+1;[.B1848])"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table:formula="of:=IF([.A1850]&gt;[.A1849];[.B1849]+1;[.B1849])"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table:formula="of:=IF([.A1851]&gt;[.A1850];[.B1850]+1;[.B1850])"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table:formula="of:=IF([.A1852]&gt;[.A1851];[.B1851]+1;[.B1851])"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table:formula="of:=IF([.A1853]&gt;[.A1852];[.B1852]+1;[.B1852])"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table:formula="of:=IF([.A1854]&gt;[.A1853];[.B1853]+1;[.B1853])"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table:formula="of:=IF([.A1855]&gt;[.A1854];[.B1854]+1;[.B1854])"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table:formula="of:=IF([.A1856]&gt;[.A1855];[.B1855]+1;[.B1855])"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  <table:table-cell table:formula="of:=IF([.A1857]&gt;[.A1856];[.B1856]+1;[.B1856])"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 table:formula="of:=IF([.A1858]&gt;[.A1857];[.B1857]+1;[.B1857])"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table:formula="of:=IF([.A1859]&gt;[.A1858];[.B1858]+1;[.B1858])"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table:formula="of:=IF([.A1860]&gt;[.A1859];[.B1859]+1;[.B1859])"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table:formula="of:=IF([.A1861]&gt;[.A1860];[.B1860]+1;[.B1860])"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table:formula="of:=IF([.A1862]&gt;[.A1861];[.B1861]+1;[.B1861])"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table:formula="of:=IF([.A1863]&gt;[.A1862];[.B1862]+1;[.B1862])"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IF([.A1864]&gt;[.A1863];[.B1863]+1;[.B1863])"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table:formula="of:=IF([.A1865]&gt;[.A1864];[.B1864]+1;[.B1864])"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table:formula="of:=IF([.A1866]&gt;[.A1865];[.B1865]+1;[.B1865])"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table:formula="of:=IF([.A1867]&gt;[.A1866];[.B1866]+1;[.B1866])"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IF([.A1868]&gt;[.A1867];[.B1867]+1;[.B1867])"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table:formula="of:=IF([.A1869]&gt;[.A1868];[.B1868]+1;[.B1868])"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IF([.A1870]&gt;[.A1869];[.B1869]+1;[.B1869])"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table:formula="of:=IF([.A1871]&gt;[.A1870];[.B1870]+1;[.B1870])"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table:formula="of:=IF([.A1872]&gt;[.A1871];[.B1871]+1;[.B1871])"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table:formula="of:=IF([.A1873]&gt;[.A1872];[.B1872]+1;[.B1872])"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table:formula="of:=IF([.A1874]&gt;[.A1873];[.B1873]+1;[.B1873])"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table:formula="of:=IF([.A1875]&gt;[.A1874];[.B1874]+1;[.B1874])"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table:formula="of:=IF([.A1876]&gt;[.A1875];[.B1875]+1;[.B1875])"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table:formula="of:=IF([.A1877]&gt;[.A1876];[.B1876]+1;[.B1876])"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table:formula="of:=IF([.A1878]&gt;[.A1877];[.B1877]+1;[.B1877])"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table:formula="of:=IF([.A1879]&gt;[.A1878];[.B1878]+1;[.B1878])"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  <table:table-cell table:formula="of:=IF([.A1880]&gt;[.A1879];[.B1879]+1;[.B1879])"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table:formula="of:=IF([.A1881]&gt;[.A1880];[.B1880]+1;[.B1880])"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table:formula="of:=IF([.A1882]&gt;[.A1881];[.B1881]+1;[.B1881])"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table:formula="of:=IF([.A1883]&gt;[.A1882];[.B1882]+1;[.B1882])"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table:formula="of:=IF([.A1884]&gt;[.A1883];[.B1883]+1;[.B1883])"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table:formula="of:=IF([.A1885]&gt;[.A1884];[.B1884]+1;[.B1884])"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table:formula="of:=IF([.A1886]&gt;[.A1885];[.B1885]+1;[.B1885])"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table:formula="of:=IF([.A1887]&gt;[.A1886];[.B1886]+1;[.B1886])"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table:formula="of:=IF([.A1888]&gt;[.A1887];[.B1887]+1;[.B1887])"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table:formula="of:=IF([.A1889]&gt;[.A1888];[.B1888]+1;[.B1888])"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table:formula="of:=IF([.A1890]&gt;[.A1889];[.B1889]+1;[.B1889])"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table:formula="of:=IF([.A1891]&gt;[.A1890];[.B1890]+1;[.B1890])"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table:formula="of:=IF([.A1892]&gt;[.A1891];[.B1891]+1;[.B1891])"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table:formula="of:=IF([.A1893]&gt;[.A1892];[.B1892]+1;[.B1892])"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table:formula="of:=IF([.A1894]&gt;[.A1893];[.B1893]+1;[.B1893])"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table:formula="of:=IF([.A1895]&gt;[.A1894];[.B1894]+1;[.B1894])"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table:formula="of:=IF([.A1896]&gt;[.A1895];[.B1895]+1;[.B1895])"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table:formula="of:=IF([.A1897]&gt;[.A1896];[.B1896]+1;[.B1896])"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table:formula="of:=IF([.A1898]&gt;[.A1897];[.B1897]+1;[.B1897])"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table:formula="of:=IF([.A1899]&gt;[.A1898];[.B1898]+1;[.B1898])"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table:formula="of:=IF([.A1900]&gt;[.A1899];[.B1899]+1;[.B1899])"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table:formula="of:=IF([.A1901]&gt;[.A1900];[.B1900]+1;[.B1900])"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table:formula="of:=IF([.A1902]&gt;[.A1901];[.B1901]+1;[.B1901])"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table:formula="of:=IF([.A1903]&gt;[.A1902];[.B1902]+1;[.B1902])"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table:formula="of:=IF([.A1904]&gt;[.A1903];[.B1903]+1;[.B1903])"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table:formula="of:=IF([.A1905]&gt;[.A1904];[.B1904]+1;[.B1904])"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table:formula="of:=IF([.A1906]&gt;[.A1905];[.B1905]+1;[.B1905])"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table:formula="of:=IF([.A1907]&gt;[.A1906];[.B1906]+1;[.B1906])"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table:formula="of:=IF([.A1908]&gt;[.A1907];[.B1907]+1;[.B1907])"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table:formula="of:=IF([.A1909]&gt;[.A1908];[.B1908]+1;[.B1908])"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table:formula="of:=IF([.A1910]&gt;[.A1909];[.B1909]+1;[.B1909])"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table:formula="of:=IF([.A1911]&gt;[.A1910];[.B1910]+1;[.B1910])"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table:formula="of:=IF([.A1912]&gt;[.A1911];[.B1911]+1;[.B1911])"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table:formula="of:=IF([.A1913]&gt;[.A1912];[.B1912]+1;[.B1912])"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table:formula="of:=IF([.A1914]&gt;[.A1913];[.B1913]+1;[.B1913])"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table:formula="of:=IF([.A1915]&gt;[.A1914];[.B1914]+1;[.B1914])"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table:formula="of:=IF([.A1916]&gt;[.A1915];[.B1915]+1;[.B1915])"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table:formula="of:=IF([.A1917]&gt;[.A1916];[.B1916]+1;[.B1916])"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table:formula="of:=IF([.A1918]&gt;[.A1917];[.B1917]+1;[.B1917])"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table:formula="of:=IF([.A1919]&gt;[.A1918];[.B1918]+1;[.B1918])"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table:formula="of:=IF([.A1920]&gt;[.A1919];[.B1919]+1;[.B1919])"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table:formula="of:=IF([.A1921]&gt;[.A1920];[.B1920]+1;[.B1920])"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table:formula="of:=IF([.A1922]&gt;[.A1921];[.B1921]+1;[.B1921])"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table:formula="of:=IF([.A1923]&gt;[.A1922];[.B1922]+1;[.B1922])"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table:formula="of:=IF([.A1924]&gt;[.A1923];[.B1923]+1;[.B1923])"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table:formula="of:=IF([.A1925]&gt;[.A1924];[.B1924]+1;[.B1924])"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table:formula="of:=IF([.A1926]&gt;[.A1925];[.B1925]+1;[.B1925])"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table:formula="of:=IF([.A1927]&gt;[.A1926];[.B1926]+1;[.B1926])"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table:formula="of:=IF([.A1928]&gt;[.A1927];[.B1927]+1;[.B1927])"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table:formula="of:=IF([.A1929]&gt;[.A1928];[.B1928]+1;[.B1928])"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table:formula="of:=IF([.A1930]&gt;[.A1929];[.B1929]+1;[.B1929])"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table:formula="of:=IF([.A1931]&gt;[.A1930];[.B1930]+1;[.B1930])"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table:formula="of:=IF([.A1932]&gt;[.A1931];[.B1931]+1;[.B1931])"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table:formula="of:=IF([.A1933]&gt;[.A1932];[.B1932]+1;[.B1932])"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table:formula="of:=IF([.A1934]&gt;[.A1933];[.B1933]+1;[.B1933])"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table:formula="of:=IF([.A1935]&gt;[.A1934];[.B1934]+1;[.B1934])"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table:formula="of:=IF([.A1936]&gt;[.A1935];[.B1935]+1;[.B1935])"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table:formula="of:=IF([.A1937]&gt;[.A1936];[.B1936]+1;[.B1936])"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table:formula="of:=IF([.A1938]&gt;[.A1937];[.B1937]+1;[.B1937])"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table:formula="of:=IF([.A1939]&gt;[.A1938];[.B1938]+1;[.B1938])"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table:formula="of:=IF([.A1940]&gt;[.A1939];[.B1939]+1;[.B1939])"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table:formula="of:=IF([.A1941]&gt;[.A1940];[.B1940]+1;[.B1940])"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table:formula="of:=IF([.A1942]&gt;[.A1941];[.B1941]+1;[.B1941])"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table:formula="of:=IF([.A1943]&gt;[.A1942];[.B1942]+1;[.B1942])"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table:formula="of:=IF([.A1944]&gt;[.A1943];[.B1943]+1;[.B1943])"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table:formula="of:=IF([.A1945]&gt;[.A1944];[.B1944]+1;[.B1944])"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table:formula="of:=IF([.A1946]&gt;[.A1945];[.B1945]+1;[.B1945])"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table:formula="of:=IF([.A1947]&gt;[.A1946];[.B1946]+1;[.B1946])"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table:formula="of:=IF([.A1948]&gt;[.A1947];[.B1947]+1;[.B1947])"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table:formula="of:=IF([.A1949]&gt;[.A1948];[.B1948]+1;[.B1948])"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table:formula="of:=IF([.A1950]&gt;[.A1949];[.B1949]+1;[.B1949])"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table:formula="of:=IF([.A1951]&gt;[.A1950];[.B1950]+1;[.B1950])"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table:formula="of:=IF([.A1952]&gt;[.A1951];[.B1951]+1;[.B1951])"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table:formula="of:=IF([.A1953]&gt;[.A1952];[.B1952]+1;[.B1952])"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table:formula="of:=IF([.A1954]&gt;[.A1953];[.B1953]+1;[.B1953])"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table:formula="of:=IF([.A1955]&gt;[.A1954];[.B1954]+1;[.B1954])"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table:formula="of:=IF([.A1956]&gt;[.A1955];[.B1955]+1;[.B1955])"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table:formula="of:=IF([.A1957]&gt;[.A1956];[.B1956]+1;[.B1956])"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table:formula="of:=IF([.A1958]&gt;[.A1957];[.B1957]+1;[.B1957])"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table:formula="of:=IF([.A1959]&gt;[.A1958];[.B1958]+1;[.B1958])"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table:formula="of:=IF([.A1960]&gt;[.A1959];[.B1959]+1;[.B1959])"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  <table:table-cell table:formula="of:=IF([.A1961]&gt;[.A1960];[.B1960]+1;[.B1960])"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table:formula="of:=IF([.A1962]&gt;[.A1961];[.B1961]+1;[.B1961])"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table:formula="of:=IF([.A1963]&gt;[.A1962];[.B1962]+1;[.B1962])"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table:formula="of:=IF([.A1964]&gt;[.A1963];[.B1963]+1;[.B1963])"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table:formula="of:=IF([.A1965]&gt;[.A1964];[.B1964]+1;[.B1964])"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table:formula="of:=IF([.A1966]&gt;[.A1965];[.B1965]+1;[.B1965])"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table:formula="of:=IF([.A1967]&gt;[.A1966];[.B1966]+1;[.B1966])"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table:formula="of:=IF([.A1968]&gt;[.A1967];[.B1967]+1;[.B1967])"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table:formula="of:=IF([.A1969]&gt;[.A1968];[.B1968]+1;[.B1968])"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table:formula="of:=IF([.A1970]&gt;[.A1969];[.B1969]+1;[.B1969])"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table:formula="of:=IF([.A1971]&gt;[.A1970];[.B1970]+1;[.B1970])"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table:formula="of:=IF([.A1972]&gt;[.A1971];[.B1971]+1;[.B1971])"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table:formula="of:=IF([.A1973]&gt;[.A1972];[.B1972]+1;[.B1972])"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table:formula="of:=IF([.A1974]&gt;[.A1973];[.B1973]+1;[.B1973])"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table:formula="of:=IF([.A1975]&gt;[.A1974];[.B1974]+1;[.B1974])"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table:formula="of:=IF([.A1976]&gt;[.A1975];[.B1975]+1;[.B1975])"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table:formula="of:=IF([.A1977]&gt;[.A1976];[.B1976]+1;[.B1976])"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table:formula="of:=IF([.A1978]&gt;[.A1977];[.B1977]+1;[.B1977])"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table:formula="of:=IF([.A1979]&gt;[.A1978];[.B1978]+1;[.B1978])"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table:formula="of:=IF([.A1980]&gt;[.A1979];[.B1979]+1;[.B1979])"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  <table:table-cell table:formula="of:=IF([.A1981]&gt;[.A1980];[.B1980]+1;[.B1980])"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table:formula="of:=IF([.A1982]&gt;[.A1981];[.B1981]+1;[.B1981])"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table:formula="of:=IF([.A1983]&gt;[.A1982];[.B1982]+1;[.B1982])"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table:formula="of:=IF([.A1984]&gt;[.A1983];[.B1983]+1;[.B1983])"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table:formula="of:=IF([.A1985]&gt;[.A1984];[.B1984]+1;[.B1984])"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table:formula="of:=IF([.A1986]&gt;[.A1985];[.B1985]+1;[.B1985])"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table:formula="of:=IF([.A1987]&gt;[.A1986];[.B1986]+1;[.B1986])"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table:formula="of:=IF([.A1988]&gt;[.A1987];[.B1987]+1;[.B1987])"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table:formula="of:=IF([.A1989]&gt;[.A1988];[.B1988]+1;[.B1988])"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table:formula="of:=IF([.A1990]&gt;[.A1989];[.B1989]+1;[.B1989])"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table:formula="of:=IF([.A1991]&gt;[.A1990];[.B1990]+1;[.B1990])"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table:formula="of:=IF([.A1992]&gt;[.A1991];[.B1991]+1;[.B1991])"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table:formula="of:=IF([.A1993]&gt;[.A1992];[.B1992]+1;[.B1992])"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 table:formula="of:=IF([.A1994]&gt;[.A1993];[.B1993]+1;[.B1993])"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table:formula="of:=IF([.A1995]&gt;[.A1994];[.B1994]+1;[.B1994])"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table:formula="of:=IF([.A1996]&gt;[.A1995];[.B1995]+1;[.B1995])"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  <table:table-cell table:formula="of:=IF([.A1997]&gt;[.A1996];[.B1996]+1;[.B1996])"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table:formula="of:=IF([.A1998]&gt;[.A1997];[.B1997]+1;[.B1997])"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table:formula="of:=IF([.A1999]&gt;[.A1998];[.B1998]+1;[.B1998])"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table:formula="of:=IF([.A2000]&gt;[.A1999];[.B1999]+1;[.B1999])" office:value-type="float" office:value="1374" calcext:value-type="float">
            <text:p>13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1T18:35:00.893084309</dc:date>
    <meta:editing-duration>PT49S</meta:editing-duration>
    <meta:editing-cycles>1</meta:editing-cycles>
    <meta:document-statistic meta:table-count="1" meta:cell-count="4000" meta:object-count="0"/>
    <meta:generator>LibreOffice/6.4.7.2$Linux_X86_64 LibreOffice_project/40$Build-2</meta:generator>
  </office:meta>
</office:document-meta>
</file>